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6.2988in" svg:height="1.6791in" svg:x="11.2752in" svg:y="0.6319in">
            <draw:object draw:notify-on-update-of-ranges="Overview.F10:Overview.F16 Overview.G10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6618in" svg:height="1.9854in" svg:x="11.2232in" svg:y="2.6272in">
            <draw:object draw:notify-on-update-of-ranges="Overview.F8:Overview.F8 Overview.F9:Overview.F19 Overview.I8:Overview.I8 Overview.I9:Overview.I19 Overview.F8:Overview.F8 Overview.F9:Overview.F19 Overview.J8:Overview.J8 Overview.J9:Overview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Raw Airfoil data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aw root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Root chor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p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  <table:table-cell table:number-columns-repeated="2"/>
          <table:table-cell office:value-type="string" calcext:value-type="string">
            <text:p>Dihedral a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 office:value-type="float" office:value="0.001215" calcext:value-type="float">
            <text:p>0.001215</text:p>
          </table:table-cell>
          <table:table-cell office:value-type="float" office:value="0.003765" calcext:value-type="float">
            <text:p>0.003765</text:p>
          </table:table-cell>
          <table:table-cell table:number-columns-repeated="8"/>
        </table:table-row>
        <table:table-row table:style-name="ro1">
          <table:table-cell office:value-type="float" office:value="0.002567" calcext:value-type="float">
            <text:p>0.002567</text:p>
          </table:table-cell>
          <table:table-cell office:value-type="float" office:value="0.005804" calcext:value-type="float">
            <text:p>0.005804</text:p>
          </table:table-cell>
          <table:table-cell table:number-columns-repeated="8"/>
        </table:table-row>
        <table:table-row table:style-name="ro1">
          <table:table-cell office:value-type="float" office:value="0.00464" calcext:value-type="float">
            <text:p>0.00464</text:p>
          </table:table-cell>
          <table:table-cell office:value-type="float" office:value="0.008212" calcext:value-type="float">
            <text:p>0.008212</text:p>
          </table:table-cell>
          <table:table-cell table:number-columns-repeated="2"/>
          <table:table-cell office:value-type="string" calcext:value-type="string">
            <text:p>Sections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Z offset</text:p>
          </table:table-cell>
          <table:table-cell office:value-type="string" calcext:value-type="string">
            <text:p>Rel Chord</text:p>
          </table:table-cell>
          <table:table-cell office:value-type="string" calcext:value-type="string">
            <text:p>L Edge</text:p>
          </table:table-cell>
          <table:table-cell office:value-type="string" calcext:value-type="string">
            <text:p>T Edge</text:p>
          </table:table-cell>
        </table:table-row>
        <table:table-row table:style-name="ro1">
          <table:table-cell office:value-type="float" office:value="0.007802" calcext:value-type="float">
            <text:p>0.007802</text:p>
          </table:table-cell>
          <table:table-cell office:value-type="float" office:value="0.011144" calcext:value-type="float">
            <text:p>0.011144</text:p>
          </table:table-cell>
          <table:table-cell table:number-columns-repeated="8"/>
        </table:table-row>
        <table:table-row table:style-name="ro1">
          <table:table-cell office:value-type="float" office:value="0.012624" calcext:value-type="float">
            <text:p>0.012624</text:p>
          </table:table-cell>
          <table:table-cell office:value-type="float" office:value="0.014716" calcext:value-type="float">
            <text:p>0.0147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19601" calcext:value-type="float">
            <text:p>0.019601</text:p>
          </table:table-cell>
          <table:table-cell office:value-type="float" office:value="0.018856" calcext:value-type="float">
            <text:p>0.0188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TAN(RADIANS([.$F$5]))*[.F11]" office:value-type="float" office:value="8.7488663525924" calcext:value-type="float">
            <text:p>8.7488663525924</text:p>
          </table:table-cell>
          <table:table-cell office:value-type="float" office:value="0.9" calcext:value-type="float">
            <text:p>0.9</text:p>
          </table:table-cell>
          <table:table-cell office:value-type="float" office:value="-43.5" calcext:value-type="float">
            <text:p>-4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28597" calcext:value-type="float">
            <text:p>0.028597</text:p>
          </table:table-cell>
          <table:table-cell office:value-type="float" office:value="0.023137" calcext:value-type="float">
            <text:p>0.0231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TAN(RADIANS([.$F$5]))*[.F12]" office:value-type="float" office:value="17.4977327051848" calcext:value-type="float">
            <text:p>17.4977327051848</text:p>
          </table:table-cell>
          <table:table-cell office:value-type="float" office:value="0.8" calcext:value-type="float">
            <text:p>0.8</text:p>
          </table:table-cell>
          <table:table-cell office:value-type="float" office:value="-31.7" calcext:value-type="float">
            <text:p>-31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39021" calcext:value-type="float">
            <text:p>0.039021</text:p>
          </table:table-cell>
          <table:table-cell office:value-type="float" office:value="0.027161" calcext:value-type="float">
            <text:p>0.0271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formula="of:=TAN(RADIANS([.$F$5]))*[.F13]" office:value-type="float" office:value="26.2465990577772" calcext:value-type="float">
            <text:p>26.2465990577772</text:p>
          </table:table-cell>
          <table:table-cell office:value-type="float" office:value="0.7" calcext:value-type="float">
            <text:p>0.7</text:p>
          </table:table-cell>
          <table:table-cell office:value-type="float" office:value="-19.6" calcext:value-type="float">
            <text:p>-19.6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0.050378" calcext:value-type="float">
            <text:p>0.050378</text:p>
          </table:table-cell>
          <table:table-cell office:value-type="float" office:value="0.030783" calcext:value-type="float">
            <text:p>0.0307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formula="of:=TAN(RADIANS([.$F$5]))*[.F14]" office:value-type="float" office:value="34.9954654103696" calcext:value-type="float">
            <text:p>34.9954654103696</text:p>
          </table:table-cell>
          <table:table-cell office:value-type="float" office:value="0.6" calcext:value-type="float">
            <text:p>0.6</text:p>
          </table:table-cell>
          <table:table-cell office:value-type="float" office:value="-5" calcext:value-type="float">
            <text:p>-5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0.062354" calcext:value-type="float">
            <text:p>0.062354</text:p>
          </table:table-cell>
          <table:table-cell office:value-type="float" office:value="0.033994" calcext:value-type="float">
            <text:p>0.033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formula="of:=TAN(RADIANS([.$F$5]))*[.F15]" office:value-type="float" office:value="39.3698985866658" calcext:value-type="float">
            <text:p>39.3698985866658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074753" calcext:value-type="float">
            <text:p>0.074753</text:p>
          </table:table-cell>
          <table:table-cell office:value-type="float" office:value="0.03683" calcext:value-type="float">
            <text:p>0.036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formula="of:=TAN(RADIANS([.$F$5]))*[.F16]" office:value-type="float" office:value="43.744331762962" calcext:value-type="float">
            <text:p>43.744331762962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87469" calcext:value-type="float">
            <text:p>0.087469</text:p>
          </table:table-cell>
          <table:table-cell office:value-type="float" office:value="0.039332" calcext:value-type="float">
            <text:p>0.0393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0.100419" calcext:value-type="float">
            <text:p>0.100419</text:p>
          </table:table-cell>
          <table:table-cell office:value-type="float" office:value="0.041546" calcext:value-type="float">
            <text:p>0.0415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.113548" calcext:value-type="float">
            <text:p>0.113548</text:p>
          </table:table-cell>
          <table:table-cell office:value-type="float" office:value="0.04351" calcext:value-type="float">
            <text:p>0.043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126808" calcext:value-type="float">
            <text:p>0.126808</text:p>
          </table:table-cell>
          <table:table-cell office:value-type="float" office:value="0.045252" calcext:value-type="float">
            <text:p>0.045252</text:p>
          </table:table-cell>
          <table:table-cell table:number-columns-repeated="8"/>
        </table:table-row>
        <table:table-row table:style-name="ro1">
          <table:table-cell office:value-type="float" office:value="0.140172" calcext:value-type="float">
            <text:p>0.140172</text:p>
          </table:table-cell>
          <table:table-cell office:value-type="float" office:value="0.046796" calcext:value-type="float">
            <text:p>0.046796</text:p>
          </table:table-cell>
          <table:table-cell table:number-columns-repeated="8"/>
        </table:table-row>
        <table:table-row table:style-name="ro1">
          <table:table-cell office:value-type="float" office:value="0.153615" calcext:value-type="float">
            <text:p>0.153615</text:p>
          </table:table-cell>
          <table:table-cell office:value-type="float" office:value="0.048164" calcext:value-type="float">
            <text:p>0.048164</text:p>
          </table:table-cell>
          <table:table-cell table:number-columns-repeated="8"/>
        </table:table-row>
        <table:table-row table:style-name="ro1">
          <table:table-cell office:value-type="float" office:value="0.167119" calcext:value-type="float">
            <text:p>0.167119</text:p>
          </table:table-cell>
          <table:table-cell office:value-type="float" office:value="0.049369" calcext:value-type="float">
            <text:p>0.049369</text:p>
          </table:table-cell>
          <table:table-cell table:number-columns-repeated="8"/>
        </table:table-row>
        <table:table-row table:style-name="ro1">
          <table:table-cell office:value-type="float" office:value="0.180677" calcext:value-type="float">
            <text:p>0.180677</text:p>
          </table:table-cell>
          <table:table-cell office:value-type="float" office:value="0.050427" calcext:value-type="float">
            <text:p>0.050427</text:p>
          </table:table-cell>
          <table:table-cell table:number-columns-repeated="8"/>
        </table:table-row>
        <table:table-row table:style-name="ro1">
          <table:table-cell office:value-type="float" office:value="0.194272" calcext:value-type="float">
            <text:p>0.194272</text:p>
          </table:table-cell>
          <table:table-cell office:value-type="float" office:value="0.051347" calcext:value-type="float">
            <text:p>0.051347</text:p>
          </table:table-cell>
          <table:table-cell table:number-columns-repeated="8"/>
        </table:table-row>
        <table:table-row table:style-name="ro1">
          <table:table-cell office:value-type="float" office:value="0.207903" calcext:value-type="float">
            <text:p>0.207903</text:p>
          </table:table-cell>
          <table:table-cell office:value-type="float" office:value="0.052138" calcext:value-type="float">
            <text:p>0.052138</text:p>
          </table:table-cell>
          <table:table-cell table:number-columns-repeated="8"/>
        </table:table-row>
        <table:table-row table:style-name="ro1">
          <table:table-cell office:value-type="float" office:value="0.221565" calcext:value-type="float">
            <text:p>0.221565</text:p>
          </table:table-cell>
          <table:table-cell office:value-type="float" office:value="0.052809" calcext:value-type="float">
            <text:p>0.052809</text:p>
          </table:table-cell>
          <table:table-cell table:number-columns-repeated="8"/>
        </table:table-row>
        <table:table-row table:style-name="ro1">
          <table:table-cell office:value-type="float" office:value="0.235251" calcext:value-type="float">
            <text:p>0.235251</text:p>
          </table:table-cell>
          <table:table-cell office:value-type="float" office:value="0.053368" calcext:value-type="float">
            <text:p>0.053368</text:p>
          </table:table-cell>
          <table:table-cell table:number-columns-repeated="8"/>
        </table:table-row>
        <table:table-row table:style-name="ro1">
          <table:table-cell office:value-type="float" office:value="0.248963" calcext:value-type="float">
            <text:p>0.248963</text:p>
          </table:table-cell>
          <table:table-cell office:value-type="float" office:value="0.053822" calcext:value-type="float">
            <text:p>0.053822</text:p>
          </table:table-cell>
          <table:table-cell table:number-columns-repeated="8"/>
        </table:table-row>
        <table:table-row table:style-name="ro1">
          <table:table-cell office:value-type="float" office:value="0.262694" calcext:value-type="float">
            <text:p>0.262694</text:p>
          </table:table-cell>
          <table:table-cell office:value-type="float" office:value="0.054177" calcext:value-type="float">
            <text:p>0.054177</text:p>
          </table:table-cell>
          <table:table-cell table:number-columns-repeated="8"/>
        </table:table-row>
        <table:table-row table:style-name="ro1">
          <table:table-cell office:value-type="float" office:value="0.276438" calcext:value-type="float">
            <text:p>0.276438</text:p>
          </table:table-cell>
          <table:table-cell office:value-type="float" office:value="0.054438" calcext:value-type="float">
            <text:p>0.054438</text:p>
          </table:table-cell>
          <table:table-cell table:number-columns-repeated="8"/>
        </table:table-row>
        <table:table-row table:style-name="ro1">
          <table:table-cell office:value-type="float" office:value="0.290201" calcext:value-type="float">
            <text:p>0.290201</text:p>
          </table:table-cell>
          <table:table-cell office:value-type="float" office:value="0.05461" calcext:value-type="float">
            <text:p>0.05461</text:p>
          </table:table-cell>
          <table:table-cell table:number-columns-repeated="8"/>
        </table:table-row>
        <table:table-row table:style-name="ro1">
          <table:table-cell office:value-type="float" office:value="0.303978" calcext:value-type="float">
            <text:p>0.303978</text:p>
          </table:table-cell>
          <table:table-cell office:value-type="float" office:value="0.054698" calcext:value-type="float">
            <text:p>0.054698</text:p>
          </table:table-cell>
          <table:table-cell table:number-columns-repeated="8"/>
        </table:table-row>
        <table:table-row table:style-name="ro1">
          <table:table-cell office:value-type="float" office:value="0.317764" calcext:value-type="float">
            <text:p>0.317764</text:p>
          </table:table-cell>
          <table:table-cell office:value-type="float" office:value="0.054708" calcext:value-type="float">
            <text:p>0.054708</text:p>
          </table:table-cell>
          <table:table-cell table:number-columns-repeated="8"/>
        </table:table-row>
        <table:table-row table:style-name="ro1">
          <table:table-cell office:value-type="float" office:value="0.331562" calcext:value-type="float">
            <text:p>0.331562</text:p>
          </table:table-cell>
          <table:table-cell office:value-type="float" office:value="0.054641" calcext:value-type="float">
            <text:p>0.054641</text:p>
          </table:table-cell>
          <table:table-cell table:number-columns-repeated="8"/>
        </table:table-row>
        <table:table-row table:style-name="ro1">
          <table:table-cell office:value-type="float" office:value="0.345368" calcext:value-type="float">
            <text:p>0.345368</text:p>
          </table:table-cell>
          <table:table-cell office:value-type="float" office:value="0.054502" calcext:value-type="float">
            <text:p>0.054502</text:p>
          </table:table-cell>
          <table:table-cell table:number-columns-repeated="8"/>
        </table:table-row>
        <table:table-row table:style-name="ro1">
          <table:table-cell office:value-type="float" office:value="0.35918" calcext:value-type="float">
            <text:p>0.35918</text:p>
          </table:table-cell>
          <table:table-cell office:value-type="float" office:value="0.054294" calcext:value-type="float">
            <text:p>0.054294</text:p>
          </table:table-cell>
          <table:table-cell table:number-columns-repeated="8"/>
        </table:table-row>
        <table:table-row table:style-name="ro1">
          <table:table-cell office:value-type="float" office:value="0.372998" calcext:value-type="float">
            <text:p>0.372998</text:p>
          </table:table-cell>
          <table:table-cell office:value-type="float" office:value="0.054019" calcext:value-type="float">
            <text:p>0.054019</text:p>
          </table:table-cell>
          <table:table-cell table:number-columns-repeated="8"/>
        </table:table-row>
        <table:table-row table:style-name="ro1">
          <table:table-cell office:value-type="float" office:value="0.386823" calcext:value-type="float">
            <text:p>0.386823</text:p>
          </table:table-cell>
          <table:table-cell office:value-type="float" office:value="0.053681" calcext:value-type="float">
            <text:p>0.053681</text:p>
          </table:table-cell>
          <table:table-cell table:number-columns-repeated="8"/>
        </table:table-row>
        <table:table-row table:style-name="ro1">
          <table:table-cell office:value-type="float" office:value="0.400651" calcext:value-type="float">
            <text:p>0.400651</text:p>
          </table:table-cell>
          <table:table-cell office:value-type="float" office:value="0.053281" calcext:value-type="float">
            <text:p>0.053281</text:p>
          </table:table-cell>
          <table:table-cell table:number-columns-repeated="8"/>
        </table:table-row>
        <table:table-row table:style-name="ro1">
          <table:table-cell office:value-type="float" office:value="0.414484" calcext:value-type="float">
            <text:p>0.414484</text:p>
          </table:table-cell>
          <table:table-cell office:value-type="float" office:value="0.052821" calcext:value-type="float">
            <text:p>0.052821</text:p>
          </table:table-cell>
          <table:table-cell table:number-columns-repeated="8"/>
        </table:table-row>
        <table:table-row table:style-name="ro1">
          <table:table-cell office:value-type="float" office:value="0.428321" calcext:value-type="float">
            <text:p>0.428321</text:p>
          </table:table-cell>
          <table:table-cell office:value-type="float" office:value="0.052305" calcext:value-type="float">
            <text:p>0.052305</text:p>
          </table:table-cell>
          <table:table-cell table:number-columns-repeated="8"/>
        </table:table-row>
        <table:table-row table:style-name="ro1">
          <table:table-cell office:value-type="float" office:value="0.442161" calcext:value-type="float">
            <text:p>0.442161</text:p>
          </table:table-cell>
          <table:table-cell office:value-type="float" office:value="0.051733" calcext:value-type="float">
            <text:p>0.051733</text:p>
          </table:table-cell>
          <table:table-cell table:number-columns-repeated="8"/>
        </table:table-row>
        <table:table-row table:style-name="ro1">
          <table:table-cell office:value-type="float" office:value="0.456003" calcext:value-type="float">
            <text:p>0.456003</text:p>
          </table:table-cell>
          <table:table-cell office:value-type="float" office:value="0.051109" calcext:value-type="float">
            <text:p>0.051109</text:p>
          </table:table-cell>
          <table:table-cell table:number-columns-repeated="8"/>
        </table:table-row>
        <table:table-row table:style-name="ro1">
          <table:table-cell office:value-type="float" office:value="0.469849" calcext:value-type="float">
            <text:p>0.469849</text:p>
          </table:table-cell>
          <table:table-cell office:value-type="float" office:value="0.050432" calcext:value-type="float">
            <text:p>0.050432</text:p>
          </table:table-cell>
          <table:table-cell table:number-columns-repeated="8"/>
        </table:table-row>
        <table:table-row table:style-name="ro1">
          <table:table-cell office:value-type="float" office:value="0.483698" calcext:value-type="float">
            <text:p>0.483698</text:p>
          </table:table-cell>
          <table:table-cell office:value-type="float" office:value="0.049707" calcext:value-type="float">
            <text:p>0.049707</text:p>
          </table:table-cell>
          <table:table-cell table:number-columns-repeated="8"/>
        </table:table-row>
        <table:table-row table:style-name="ro1">
          <table:table-cell office:value-type="float" office:value="0.497547" calcext:value-type="float">
            <text:p>0.497547</text:p>
          </table:table-cell>
          <table:table-cell office:value-type="float" office:value="0.048934" calcext:value-type="float">
            <text:p>0.048934</text:p>
          </table:table-cell>
          <table:table-cell table:number-columns-repeated="8"/>
        </table:table-row>
        <table:table-row table:style-name="ro1">
          <table:table-cell office:value-type="float" office:value="0.5114" calcext:value-type="float">
            <text:p>0.5114</text:p>
          </table:table-cell>
          <table:table-cell office:value-type="float" office:value="0.048115" calcext:value-type="float">
            <text:p>0.048115</text:p>
          </table:table-cell>
          <table:table-cell table:number-columns-repeated="8"/>
        </table:table-row>
        <table:table-row table:style-name="ro1">
          <table:table-cell office:value-type="float" office:value="0.525254" calcext:value-type="float">
            <text:p>0.525254</text:p>
          </table:table-cell>
          <table:table-cell office:value-type="float" office:value="0.047252" calcext:value-type="float">
            <text:p>0.047252</text:p>
          </table:table-cell>
          <table:table-cell table:number-columns-repeated="8"/>
        </table:table-row>
        <table:table-row table:style-name="ro1">
          <table:table-cell office:value-type="float" office:value="0.53911" calcext:value-type="float">
            <text:p>0.53911</text:p>
          </table:table-cell>
          <table:table-cell office:value-type="float" office:value="0.046347" calcext:value-type="float">
            <text:p>0.046347</text:p>
          </table:table-cell>
          <table:table-cell table:number-columns-repeated="8"/>
        </table:table-row>
        <table:table-row table:style-name="ro1">
          <table:table-cell office:value-type="float" office:value="0.552967" calcext:value-type="float">
            <text:p>0.552967</text:p>
          </table:table-cell>
          <table:table-cell office:value-type="float" office:value="0.045401" calcext:value-type="float">
            <text:p>0.045401</text:p>
          </table:table-cell>
          <table:table-cell table:number-columns-repeated="8"/>
        </table:table-row>
        <table:table-row table:style-name="ro1">
          <table:table-cell office:value-type="float" office:value="0.566827" calcext:value-type="float">
            <text:p>0.566827</text:p>
          </table:table-cell>
          <table:table-cell office:value-type="float" office:value="0.044415" calcext:value-type="float">
            <text:p>0.044415</text:p>
          </table:table-cell>
          <table:table-cell table:number-columns-repeated="8"/>
        </table:table-row>
        <table:table-row table:style-name="ro1">
          <table:table-cell office:value-type="float" office:value="0.580687" calcext:value-type="float">
            <text:p>0.580687</text:p>
          </table:table-cell>
          <table:table-cell office:value-type="float" office:value="0.043392" calcext:value-type="float">
            <text:p>0.043392</text:p>
          </table:table-cell>
          <table:table-cell table:number-columns-repeated="8"/>
        </table:table-row>
        <table:table-row table:style-name="ro1">
          <table:table-cell office:value-type="float" office:value="0.594548" calcext:value-type="float">
            <text:p>0.594548</text:p>
          </table:table-cell>
          <table:table-cell office:value-type="float" office:value="0.042333" calcext:value-type="float">
            <text:p>0.042333</text:p>
          </table:table-cell>
          <table:table-cell table:number-columns-repeated="8"/>
        </table:table-row>
        <table:table-row table:style-name="ro1">
          <table:table-cell office:value-type="float" office:value="0.608411" calcext:value-type="float">
            <text:p>0.608411</text:p>
          </table:table-cell>
          <table:table-cell office:value-type="float" office:value="0.041238" calcext:value-type="float">
            <text:p>0.041238</text:p>
          </table:table-cell>
          <table:table-cell table:number-columns-repeated="8"/>
        </table:table-row>
        <table:table-row table:style-name="ro1">
          <table:table-cell office:value-type="float" office:value="0.622275" calcext:value-type="float">
            <text:p>0.622275</text:p>
          </table:table-cell>
          <table:table-cell office:value-type="float" office:value="0.040111" calcext:value-type="float">
            <text:p>0.040111</text:p>
          </table:table-cell>
          <table:table-cell table:number-columns-repeated="8"/>
        </table:table-row>
        <table:table-row table:style-name="ro1">
          <table:table-cell office:value-type="float" office:value="0.63614" calcext:value-type="float">
            <text:p>0.63614</text:p>
          </table:table-cell>
          <table:table-cell office:value-type="float" office:value="0.038952" calcext:value-type="float">
            <text:p>0.038952</text:p>
          </table:table-cell>
          <table:table-cell table:number-columns-repeated="8"/>
        </table:table-row>
        <table:table-row table:style-name="ro1">
          <table:table-cell office:value-type="float" office:value="0.650005" calcext:value-type="float">
            <text:p>0.650005</text:p>
          </table:table-cell>
          <table:table-cell office:value-type="float" office:value="0.037761" calcext:value-type="float">
            <text:p>0.037761</text:p>
          </table:table-cell>
          <table:table-cell table:number-columns-repeated="8"/>
        </table:table-row>
        <table:table-row table:style-name="ro1">
          <table:table-cell office:value-type="float" office:value="0.663871" calcext:value-type="float">
            <text:p>0.663871</text:p>
          </table:table-cell>
          <table:table-cell office:value-type="float" office:value="0.036542" calcext:value-type="float">
            <text:p>0.036542</text:p>
          </table:table-cell>
          <table:table-cell table:number-columns-repeated="8"/>
        </table:table-row>
        <table:table-row table:style-name="ro1">
          <table:table-cell office:value-type="float" office:value="0.677736" calcext:value-type="float">
            <text:p>0.677736</text:p>
          </table:table-cell>
          <table:table-cell office:value-type="float" office:value="0.035294" calcext:value-type="float">
            <text:p>0.035294</text:p>
          </table:table-cell>
          <table:table-cell table:number-columns-repeated="8"/>
        </table:table-row>
        <table:table-row table:style-name="ro1">
          <table:table-cell office:value-type="float" office:value="0.691601" calcext:value-type="float">
            <text:p>0.691601</text:p>
          </table:table-cell>
          <table:table-cell office:value-type="float" office:value="0.034018" calcext:value-type="float">
            <text:p>0.034018</text:p>
          </table:table-cell>
          <table:table-cell table:number-columns-repeated="8"/>
        </table:table-row>
        <table:table-row table:style-name="ro1">
          <table:table-cell office:value-type="float" office:value="0.705466" calcext:value-type="float">
            <text:p>0.705466</text:p>
          </table:table-cell>
          <table:table-cell office:value-type="float" office:value="0.032715" calcext:value-type="float">
            <text:p>0.032715</text:p>
          </table:table-cell>
          <table:table-cell table:number-columns-repeated="8"/>
        </table:table-row>
        <table:table-row table:style-name="ro1">
          <table:table-cell office:value-type="float" office:value="0.719329" calcext:value-type="float">
            <text:p>0.719329</text:p>
          </table:table-cell>
          <table:table-cell office:value-type="float" office:value="0.031386" calcext:value-type="float">
            <text:p>0.031386</text:p>
          </table:table-cell>
          <table:table-cell table:number-columns-repeated="8"/>
        </table:table-row>
        <table:table-row table:style-name="ro1">
          <table:table-cell office:value-type="float" office:value="0.733192" calcext:value-type="float">
            <text:p>0.733192</text:p>
          </table:table-cell>
          <table:table-cell office:value-type="float" office:value="0.030032" calcext:value-type="float">
            <text:p>0.030032</text:p>
          </table:table-cell>
          <table:table-cell table:number-columns-repeated="8"/>
        </table:table-row>
        <table:table-row table:style-name="ro1">
          <table:table-cell office:value-type="float" office:value="0.747055" calcext:value-type="float">
            <text:p>0.747055</text:p>
          </table:table-cell>
          <table:table-cell office:value-type="float" office:value="0.028652" calcext:value-type="float">
            <text:p>0.028652</text:p>
          </table:table-cell>
          <table:table-cell table:number-columns-repeated="8"/>
        </table:table-row>
        <table:table-row table:style-name="ro1">
          <table:table-cell office:value-type="float" office:value="0.760916" calcext:value-type="float">
            <text:p>0.760916</text:p>
          </table:table-cell>
          <table:table-cell office:value-type="float" office:value="0.027248" calcext:value-type="float">
            <text:p>0.027248</text:p>
          </table:table-cell>
          <table:table-cell table:number-columns-repeated="8"/>
        </table:table-row>
        <table:table-row table:style-name="ro1">
          <table:table-cell office:value-type="float" office:value="0.774777" calcext:value-type="float">
            <text:p>0.774777</text:p>
          </table:table-cell>
          <table:table-cell office:value-type="float" office:value="0.025821" calcext:value-type="float">
            <text:p>0.025821</text:p>
          </table:table-cell>
          <table:table-cell table:number-columns-repeated="8"/>
        </table:table-row>
        <table:table-row table:style-name="ro1">
          <table:table-cell office:value-type="float" office:value="0.78864" calcext:value-type="float">
            <text:p>0.78864</text:p>
          </table:table-cell>
          <table:table-cell office:value-type="float" office:value="0.02437" calcext:value-type="float">
            <text:p>0.02437</text:p>
          </table:table-cell>
          <table:table-cell table:number-columns-repeated="8"/>
        </table:table-row>
        <table:table-row table:style-name="ro1">
          <table:table-cell office:value-type="float" office:value="0.802503" calcext:value-type="float">
            <text:p>0.802503</text:p>
          </table:table-cell>
          <table:table-cell office:value-type="float" office:value="0.022898" calcext:value-type="float">
            <text:p>0.022898</text:p>
          </table:table-cell>
          <table:table-cell table:number-columns-repeated="8"/>
        </table:table-row>
        <table:table-row table:style-name="ro1">
          <table:table-cell office:value-type="float" office:value="0.816368" calcext:value-type="float">
            <text:p>0.816368</text:p>
          </table:table-cell>
          <table:table-cell office:value-type="float" office:value="0.021406" calcext:value-type="float">
            <text:p>0.021406</text:p>
          </table:table-cell>
          <table:table-cell table:number-columns-repeated="8"/>
        </table:table-row>
        <table:table-row table:style-name="ro1">
          <table:table-cell office:value-type="float" office:value="0.830237" calcext:value-type="float">
            <text:p>0.830237</text:p>
          </table:table-cell>
          <table:table-cell office:value-type="float" office:value="0.019895" calcext:value-type="float">
            <text:p>0.019895</text:p>
          </table:table-cell>
          <table:table-cell table:number-columns-repeated="8"/>
        </table:table-row>
        <table:table-row table:style-name="ro1">
          <table:table-cell office:value-type="float" office:value="0.844111" calcext:value-type="float">
            <text:p>0.844111</text:p>
          </table:table-cell>
          <table:table-cell office:value-type="float" office:value="0.018368" calcext:value-type="float">
            <text:p>0.018368</text:p>
          </table:table-cell>
          <table:table-cell table:number-columns-repeated="8"/>
        </table:table-row>
        <table:table-row table:style-name="ro1">
          <table:table-cell office:value-type="float" office:value="0.857989" calcext:value-type="float">
            <text:p>0.857989</text:p>
          </table:table-cell>
          <table:table-cell office:value-type="float" office:value="0.016826" calcext:value-type="float">
            <text:p>0.016826</text:p>
          </table:table-cell>
          <table:table-cell table:number-columns-repeated="8"/>
        </table:table-row>
        <table:table-row table:style-name="ro1">
          <table:table-cell office:value-type="float" office:value="0.871872" calcext:value-type="float">
            <text:p>0.871872</text:p>
          </table:table-cell>
          <table:table-cell office:value-type="float" office:value="0.015274" calcext:value-type="float">
            <text:p>0.015274</text:p>
          </table:table-cell>
          <table:table-cell table:number-columns-repeated="8"/>
        </table:table-row>
        <table:table-row table:style-name="ro1">
          <table:table-cell office:value-type="float" office:value="0.885755" calcext:value-type="float">
            <text:p>0.885755</text:p>
          </table:table-cell>
          <table:table-cell office:value-type="float" office:value="0.013711" calcext:value-type="float">
            <text:p>0.013711</text:p>
          </table:table-cell>
          <table:table-cell table:number-columns-repeated="8"/>
        </table:table-row>
        <table:table-row table:style-name="ro1">
          <table:table-cell office:value-type="float" office:value="0.899632" calcext:value-type="float">
            <text:p>0.899632</text:p>
          </table:table-cell>
          <table:table-cell office:value-type="float" office:value="0.01214" calcext:value-type="float">
            <text:p>0.01214</text:p>
          </table:table-cell>
          <table:table-cell table:number-columns-repeated="8"/>
        </table:table-row>
        <table:table-row table:style-name="ro1">
          <table:table-cell office:value-type="float" office:value="0.913497" calcext:value-type="float">
            <text:p>0.913497</text:p>
          </table:table-cell>
          <table:table-cell office:value-type="float" office:value="0.010556" calcext:value-type="float">
            <text:p>0.010556</text:p>
          </table:table-cell>
          <table:table-cell table:number-columns-repeated="8"/>
        </table:table-row>
        <table:table-row table:style-name="ro1">
          <table:table-cell office:value-type="float" office:value="0.92735" calcext:value-type="float">
            <text:p>0.92735</text:p>
          </table:table-cell>
          <table:table-cell office:value-type="float" office:value="0.008957" calcext:value-type="float">
            <text:p>0.008957</text:p>
          </table:table-cell>
          <table:table-cell table:number-columns-repeated="8"/>
        </table:table-row>
        <table:table-row table:style-name="ro1">
          <table:table-cell office:value-type="float" office:value="0.941189" calcext:value-type="float">
            <text:p>0.941189</text:p>
          </table:table-cell>
          <table:table-cell office:value-type="float" office:value="0.007338" calcext:value-type="float">
            <text:p>0.007338</text:p>
          </table:table-cell>
          <table:table-cell table:number-columns-repeated="8"/>
        </table:table-row>
        <table:table-row table:style-name="ro1">
          <table:table-cell office:value-type="float" office:value="0.955011" calcext:value-type="float">
            <text:p>0.955011</text:p>
          </table:table-cell>
          <table:table-cell office:value-type="float" office:value="0.005695" calcext:value-type="float">
            <text:p>0.005695</text:p>
          </table:table-cell>
          <table:table-cell table:number-columns-repeated="8"/>
        </table:table-row>
        <table:table-row table:style-name="ro1">
          <table:table-cell office:value-type="float" office:value="0.968812" calcext:value-type="float">
            <text:p>0.968812</text:p>
          </table:table-cell>
          <table:table-cell office:value-type="float" office:value="0.004026" calcext:value-type="float">
            <text:p>0.004026</text:p>
          </table:table-cell>
          <table:table-cell table:number-columns-repeated="8"/>
        </table:table-row>
        <table:table-row table:style-name="ro1">
          <table:table-cell office:value-type="float" office:value="0.982337" calcext:value-type="float">
            <text:p>0.982337</text:p>
          </table:table-cell>
          <table:table-cell office:value-type="float" office:value="0.002388" calcext:value-type="float">
            <text:p>0.002388</text:p>
          </table:table-cell>
          <table:table-cell table:number-columns-repeated="8"/>
        </table:table-row>
        <table:table-row table:style-name="ro1">
          <table:table-cell office:value-type="float" office:value="0.99418" calcext:value-type="float">
            <text:p>0.99418</text:p>
          </table:table-cell>
          <table:table-cell office:value-type="float" office:value="0.000967" calcext:value-type="float">
            <text:p>0.0009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  <table:table-cell table:number-columns-repeated="8"/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381" calcext:value-type="float">
            <text:p>0.000381</text:p>
          </table:table-cell>
          <table:table-cell table:number-columns-repeated="8"/>
        </table:table-row>
        <table:table-row table:style-name="ro1">
          <table:table-cell office:value-type="float" office:value="0.000157" calcext:value-type="float">
            <text:p>0.000157</text:p>
          </table:table-cell>
          <table:table-cell office:value-type="float" office:value="-0.001116" calcext:value-type="float">
            <text:p>-0.001116</text:p>
          </table:table-cell>
          <table:table-cell table:number-columns-repeated="8"/>
        </table:table-row>
        <table:table-row table:style-name="ro1">
          <table:table-cell office:value-type="float" office:value="0.000954" calcext:value-type="float">
            <text:p>0.000954</text:p>
          </table:table-cell>
          <table:table-cell office:value-type="float" office:value="-0.002587" calcext:value-type="float">
            <text:p>-0.002587</text:p>
          </table:table-cell>
          <table:table-cell table:number-columns-repeated="8"/>
        </table:table-row>
        <table:table-row table:style-name="ro1">
          <table:table-cell office:value-type="float" office:value="0.002432" calcext:value-type="float">
            <text:p>0.002432</text:p>
          </table:table-cell>
          <table:table-cell office:value-type="float" office:value="-0.003886" calcext:value-type="float">
            <text:p>-0.003886</text:p>
          </table:table-cell>
          <table:table-cell table:number-columns-repeated="8"/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005075" calcext:value-type="float">
            <text:p>-0.005075</text:p>
          </table:table-cell>
          <table:table-cell table:number-columns-repeated="8"/>
        </table:table-row>
        <table:table-row table:style-name="ro1">
          <table:table-cell office:value-type="float" office:value="0.007597" calcext:value-type="float">
            <text:p>0.007597</text:p>
          </table:table-cell>
          <table:table-cell office:value-type="float" office:value="-0.006275" calcext:value-type="float">
            <text:p>-0.006275</text:p>
          </table:table-cell>
          <table:table-cell table:number-columns-repeated="8"/>
        </table:table-row>
        <table:table-row table:style-name="ro1">
          <table:table-cell office:value-type="float" office:value="0.012003" calcext:value-type="float">
            <text:p>0.012003</text:p>
          </table:table-cell>
          <table:table-cell office:value-type="float" office:value="-0.007561" calcext:value-type="float">
            <text:p>-0.007561</text:p>
          </table:table-cell>
          <table:table-cell table:number-columns-repeated="8"/>
        </table:table-row>
        <table:table-row table:style-name="ro1">
          <table:table-cell office:value-type="float" office:value="0.018644" calcext:value-type="float">
            <text:p>0.018644</text:p>
          </table:table-cell>
          <table:table-cell office:value-type="float" office:value="-0.008938" calcext:value-type="float">
            <text:p>-0.008938</text:p>
          </table:table-cell>
          <table:table-cell table:number-columns-repeated="8"/>
        </table:table-row>
        <table:table-row table:style-name="ro1">
          <table:table-cell office:value-type="float" office:value="0.028138" calcext:value-type="float">
            <text:p>0.028138</text:p>
          </table:table-cell>
          <table:table-cell office:value-type="float" office:value="-0.010257" calcext:value-type="float">
            <text:p>-0.010257</text:p>
          </table:table-cell>
          <table:table-cell table:number-columns-repeated="8"/>
        </table:table-row>
        <table:table-row table:style-name="ro1">
          <table:table-cell office:value-type="float" office:value="0.039834" calcext:value-type="float">
            <text:p>0.039834</text:p>
          </table:table-cell>
          <table:table-cell office:value-type="float" office:value="-0.011302" calcext:value-type="float">
            <text:p>-0.011302</text:p>
          </table:table-cell>
          <table:table-cell table:number-columns-repeated="8"/>
        </table:table-row>
        <table:table-row table:style-name="ro1">
          <table:table-cell office:value-type="float" office:value="0.052555" calcext:value-type="float">
            <text:p>0.052555</text:p>
          </table:table-cell>
          <table:table-cell office:value-type="float" office:value="-0.011999" calcext:value-type="float">
            <text:p>-0.011999</text:p>
          </table:table-cell>
          <table:table-cell table:number-columns-repeated="8"/>
        </table:table-row>
        <table:table-row table:style-name="ro1">
          <table:table-cell office:value-type="float" office:value="0.065723" calcext:value-type="float">
            <text:p>0.065723</text:p>
          </table:table-cell>
          <table:table-cell office:value-type="float" office:value="-0.012396" calcext:value-type="float">
            <text:p>-0.012396</text:p>
          </table:table-cell>
          <table:table-cell table:number-columns-repeated="8"/>
        </table:table-row>
        <table:table-row table:style-name="ro1">
          <table:table-cell office:value-type="float" office:value="0.079132" calcext:value-type="float">
            <text:p>0.079132</text:p>
          </table:table-cell>
          <table:table-cell office:value-type="float" office:value="-0.012562" calcext:value-type="float">
            <text:p>-0.012562</text:p>
          </table:table-cell>
          <table:table-cell table:number-columns-repeated="8"/>
        </table:table-row>
        <table:table-row table:style-name="ro1">
          <table:table-cell office:value-type="float" office:value="0.092688" calcext:value-type="float">
            <text:p>0.092688</text:p>
          </table:table-cell>
          <table:table-cell office:value-type="float" office:value="-0.01255" calcext:value-type="float">
            <text:p>-0.01255</text:p>
          </table:table-cell>
          <table:table-cell table:number-columns-repeated="8"/>
        </table:table-row>
        <table:table-row table:style-name="ro1">
          <table:table-cell office:value-type="float" office:value="0.106349" calcext:value-type="float">
            <text:p>0.106349</text:p>
          </table:table-cell>
          <table:table-cell office:value-type="float" office:value="-0.012399" calcext:value-type="float">
            <text:p>-0.012399</text:p>
          </table:table-cell>
          <table:table-cell table:number-columns-repeated="8"/>
        </table:table-row>
        <table:table-row table:style-name="ro1">
          <table:table-cell office:value-type="float" office:value="0.120081" calcext:value-type="float">
            <text:p>0.120081</text:p>
          </table:table-cell>
          <table:table-cell office:value-type="float" office:value="-0.012141" calcext:value-type="float">
            <text:p>-0.012141</text:p>
          </table:table-cell>
          <table:table-cell table:number-columns-repeated="8"/>
        </table:table-row>
        <table:table-row table:style-name="ro1">
          <table:table-cell office:value-type="float" office:value="0.133859" calcext:value-type="float">
            <text:p>0.133859</text:p>
          </table:table-cell>
          <table:table-cell office:value-type="float" office:value="-0.011795" calcext:value-type="float">
            <text:p>-0.011795</text:p>
          </table:table-cell>
          <table:table-cell table:number-columns-repeated="8"/>
        </table:table-row>
        <table:table-row table:style-name="ro1">
          <table:table-cell office:value-type="float" office:value="0.147675" calcext:value-type="float">
            <text:p>0.147675</text:p>
          </table:table-cell>
          <table:table-cell office:value-type="float" office:value="-0.011377" calcext:value-type="float">
            <text:p>-0.011377</text:p>
          </table:table-cell>
          <table:table-cell table:number-columns-repeated="8"/>
        </table:table-row>
        <table:table-row table:style-name="ro1">
          <table:table-cell office:value-type="float" office:value="0.161512" calcext:value-type="float">
            <text:p>0.161512</text:p>
          </table:table-cell>
          <table:table-cell office:value-type="float" office:value="-0.010899" calcext:value-type="float">
            <text:p>-0.010899</text:p>
          </table:table-cell>
          <table:table-cell table:number-columns-repeated="8"/>
        </table:table-row>
        <table:table-row table:style-name="ro1">
          <table:table-cell office:value-type="float" office:value="0.175373" calcext:value-type="float">
            <text:p>0.175373</text:p>
          </table:table-cell>
          <table:table-cell office:value-type="float" office:value="-0.010368" calcext:value-type="float">
            <text:p>-0.010368</text:p>
          </table:table-cell>
          <table:table-cell table:number-columns-repeated="8"/>
        </table:table-row>
        <table:table-row table:style-name="ro1">
          <table:table-cell office:value-type="float" office:value="0.189252" calcext:value-type="float">
            <text:p>0.189252</text:p>
          </table:table-cell>
          <table:table-cell office:value-type="float" office:value="-0.009794" calcext:value-type="float">
            <text:p>-0.009794</text:p>
          </table:table-cell>
          <table:table-cell table:number-columns-repeated="8"/>
        </table:table-row>
        <table:table-row table:style-name="ro1">
          <table:table-cell office:value-type="float" office:value="0.203145" calcext:value-type="float">
            <text:p>0.203145</text:p>
          </table:table-cell>
          <table:table-cell office:value-type="float" office:value="-0.009183" calcext:value-type="float">
            <text:p>-0.009183</text:p>
          </table:table-cell>
          <table:table-cell table:number-columns-repeated="8"/>
        </table:table-row>
        <table:table-row table:style-name="ro1">
          <table:table-cell office:value-type="float" office:value="0.217055" calcext:value-type="float">
            <text:p>0.217055</text:p>
          </table:table-cell>
          <table:table-cell office:value-type="float" office:value="-0.008541" calcext:value-type="float">
            <text:p>-0.008541</text:p>
          </table:table-cell>
          <table:table-cell table:number-columns-repeated="8"/>
        </table:table-row>
        <table:table-row table:style-name="ro1">
          <table:table-cell office:value-type="float" office:value="0.230978" calcext:value-type="float">
            <text:p>0.230978</text:p>
          </table:table-cell>
          <table:table-cell office:value-type="float" office:value="-0.007875" calcext:value-type="float">
            <text:p>-0.007875</text:p>
          </table:table-cell>
          <table:table-cell table:number-columns-repeated="8"/>
        </table:table-row>
        <table:table-row table:style-name="ro1">
          <table:table-cell office:value-type="float" office:value="0.244912" calcext:value-type="float">
            <text:p>0.244912</text:p>
          </table:table-cell>
          <table:table-cell office:value-type="float" office:value="-0.007189" calcext:value-type="float">
            <text:p>-0.007189</text:p>
          </table:table-cell>
          <table:table-cell table:number-columns-repeated="8"/>
        </table:table-row>
        <table:table-row table:style-name="ro1">
          <table:table-cell office:value-type="float" office:value="0.258861" calcext:value-type="float">
            <text:p>0.258861</text:p>
          </table:table-cell>
          <table:table-cell office:value-type="float" office:value="-0.006488" calcext:value-type="float">
            <text:p>-0.006488</text:p>
          </table:table-cell>
          <table:table-cell table:number-columns-repeated="8"/>
        </table:table-row>
        <table:table-row table:style-name="ro1">
          <table:table-cell office:value-type="float" office:value="0.27282" calcext:value-type="float">
            <text:p>0.27282</text:p>
          </table:table-cell>
          <table:table-cell office:value-type="float" office:value="-0.005778" calcext:value-type="float">
            <text:p>-0.005778</text:p>
          </table:table-cell>
          <table:table-cell table:number-columns-repeated="8"/>
        </table:table-row>
        <table:table-row table:style-name="ro1">
          <table:table-cell office:value-type="float" office:value="0.286786" calcext:value-type="float">
            <text:p>0.286786</text:p>
          </table:table-cell>
          <table:table-cell office:value-type="float" office:value="-0.005062" calcext:value-type="float">
            <text:p>-0.005062</text:p>
          </table:table-cell>
          <table:table-cell table:number-columns-repeated="8"/>
        </table:table-row>
        <table:table-row table:style-name="ro1">
          <table:table-cell office:value-type="float" office:value="0.300754" calcext:value-type="float">
            <text:p>0.300754</text:p>
          </table:table-cell>
          <table:table-cell office:value-type="float" office:value="-0.004344" calcext:value-type="float">
            <text:p>-0.004344</text:p>
          </table:table-cell>
          <table:table-cell table:number-columns-repeated="8"/>
        </table:table-row>
        <table:table-row table:style-name="ro1">
          <table:table-cell office:value-type="float" office:value="0.314716" calcext:value-type="float">
            <text:p>0.314716</text:p>
          </table:table-cell>
          <table:table-cell office:value-type="float" office:value="-0.003631" calcext:value-type="float">
            <text:p>-0.003631</text:p>
          </table:table-cell>
          <table:table-cell table:number-columns-repeated="8"/>
        </table:table-row>
        <table:table-row table:style-name="ro1">
          <table:table-cell office:value-type="float" office:value="0.328675" calcext:value-type="float">
            <text:p>0.328675</text:p>
          </table:table-cell>
          <table:table-cell office:value-type="float" office:value="-0.002926" calcext:value-type="float">
            <text:p>-0.002926</text:p>
          </table:table-cell>
          <table:table-cell table:number-columns-repeated="8"/>
        </table:table-row>
        <table:table-row table:style-name="ro1">
          <table:table-cell office:value-type="float" office:value="0.342626" calcext:value-type="float">
            <text:p>0.342626</text:p>
          </table:table-cell>
          <table:table-cell office:value-type="float" office:value="-0.002229" calcext:value-type="float">
            <text:p>-0.002229</text:p>
          </table:table-cell>
          <table:table-cell table:number-columns-repeated="8"/>
        </table:table-row>
        <table:table-row table:style-name="ro1">
          <table:table-cell office:value-type="float" office:value="0.356566" calcext:value-type="float">
            <text:p>0.356566</text:p>
          </table:table-cell>
          <table:table-cell office:value-type="float" office:value="-0.001545" calcext:value-type="float">
            <text:p>-0.001545</text:p>
          </table:table-cell>
          <table:table-cell table:number-columns-repeated="8"/>
        </table:table-row>
        <table:table-row table:style-name="ro1">
          <table:table-cell office:value-type="float" office:value="0.370505" calcext:value-type="float">
            <text:p>0.370505</text:p>
          </table:table-cell>
          <table:table-cell office:value-type="float" office:value="-0.000878" calcext:value-type="float">
            <text:p>-0.000878</text:p>
          </table:table-cell>
          <table:table-cell table:number-columns-repeated="8"/>
        </table:table-row>
        <table:table-row table:style-name="ro1">
          <table:table-cell office:value-type="float" office:value="0.384445" calcext:value-type="float">
            <text:p>0.384445</text:p>
          </table:table-cell>
          <table:table-cell office:value-type="float" office:value="-0.000225" calcext:value-type="float">
            <text:p>-0.000225</text:p>
          </table:table-cell>
          <table:table-cell table:number-columns-repeated="8"/>
        </table:table-row>
        <table:table-row table:style-name="ro1">
          <table:table-cell office:value-type="float" office:value="0.398379" calcext:value-type="float">
            <text:p>0.398379</text:p>
          </table:table-cell>
          <table:table-cell office:value-type="float" office:value="0.000411" calcext:value-type="float">
            <text:p>0.000411</text:p>
          </table:table-cell>
          <table:table-cell table:number-columns-repeated="8"/>
        </table:table-row>
        <table:table-row table:style-name="ro1">
          <table:table-cell office:value-type="float" office:value="0.412307" calcext:value-type="float">
            <text:p>0.412307</text:p>
          </table:table-cell>
          <table:table-cell office:value-type="float" office:value="0.001027" calcext:value-type="float">
            <text:p>0.001027</text:p>
          </table:table-cell>
          <table:table-cell table:number-columns-repeated="8"/>
        </table:table-row>
        <table:table-row table:style-name="ro1">
          <table:table-cell office:value-type="float" office:value="0.426235" calcext:value-type="float">
            <text:p>0.426235</text:p>
          </table:table-cell>
          <table:table-cell office:value-type="float" office:value="0.001622" calcext:value-type="float">
            <text:p>0.001622</text:p>
          </table:table-cell>
          <table:table-cell table:number-columns-repeated="8"/>
        </table:table-row>
        <table:table-row table:style-name="ro1">
          <table:table-cell office:value-type="float" office:value="0.440162" calcext:value-type="float">
            <text:p>0.440162</text:p>
          </table:table-cell>
          <table:table-cell office:value-type="float" office:value="0.002196" calcext:value-type="float">
            <text:p>0.002196</text:p>
          </table:table-cell>
          <table:table-cell table:number-columns-repeated="8"/>
        </table:table-row>
        <table:table-row table:style-name="ro1">
          <table:table-cell office:value-type="float" office:value="0.454076" calcext:value-type="float">
            <text:p>0.454076</text:p>
          </table:table-cell>
          <table:table-cell office:value-type="float" office:value="0.002747" calcext:value-type="float">
            <text:p>0.002747</text:p>
          </table:table-cell>
          <table:table-cell table:number-columns-repeated="8"/>
        </table:table-row>
        <table:table-row table:style-name="ro1">
          <table:table-cell office:value-type="float" office:value="0.467978" calcext:value-type="float">
            <text:p>0.467978</text:p>
          </table:table-cell>
          <table:table-cell office:value-type="float" office:value="0.003267" calcext:value-type="float">
            <text:p>0.003267</text:p>
          </table:table-cell>
          <table:table-cell table:number-columns-repeated="8"/>
        </table:table-row>
        <table:table-row table:style-name="ro1">
          <table:table-cell office:value-type="float" office:value="0.481879" calcext:value-type="float">
            <text:p>0.481879</text:p>
          </table:table-cell>
          <table:table-cell office:value-type="float" office:value="0.003754" calcext:value-type="float">
            <text:p>0.003754</text:p>
          </table:table-cell>
          <table:table-cell table:number-columns-repeated="8"/>
        </table:table-row>
        <table:table-row table:style-name="ro1">
          <table:table-cell office:value-type="float" office:value="0.495783" calcext:value-type="float">
            <text:p>0.495783</text:p>
          </table:table-cell>
          <table:table-cell office:value-type="float" office:value="0.004209" calcext:value-type="float">
            <text:p>0.004209</text:p>
          </table:table-cell>
          <table:table-cell table:number-columns-repeated="8"/>
        </table:table-row>
        <table:table-row table:style-name="ro1">
          <table:table-cell office:value-type="float" office:value="0.509687" calcext:value-type="float">
            <text:p>0.509687</text:p>
          </table:table-cell>
          <table:table-cell office:value-type="float" office:value="0.004633" calcext:value-type="float">
            <text:p>0.004633</text:p>
          </table:table-cell>
          <table:table-cell table:number-columns-repeated="8"/>
        </table:table-row>
        <table:table-row table:style-name="ro1">
          <table:table-cell office:value-type="float" office:value="0.52359" calcext:value-type="float">
            <text:p>0.52359</text:p>
          </table:table-cell>
          <table:table-cell office:value-type="float" office:value="0.005023" calcext:value-type="float">
            <text:p>0.005023</text:p>
          </table:table-cell>
          <table:table-cell table:number-columns-repeated="8"/>
        </table:table-row>
        <table:table-row table:style-name="ro1">
          <table:table-cell office:value-type="float" office:value="0.537494" calcext:value-type="float">
            <text:p>0.537494</text:p>
          </table:table-cell>
          <table:table-cell office:value-type="float" office:value="0.005381" calcext:value-type="float">
            <text:p>0.005381</text:p>
          </table:table-cell>
          <table:table-cell table:number-columns-repeated="8"/>
        </table:table-row>
        <table:table-row table:style-name="ro1">
          <table:table-cell office:value-type="float" office:value="0.5514" calcext:value-type="float">
            <text:p>0.5514</text:p>
          </table:table-cell>
          <table:table-cell office:value-type="float" office:value="0.005706" calcext:value-type="float">
            <text:p>0.005706</text:p>
          </table:table-cell>
          <table:table-cell table:number-columns-repeated="8"/>
        </table:table-row>
        <table:table-row table:style-name="ro1">
          <table:table-cell office:value-type="float" office:value="0.565305" calcext:value-type="float">
            <text:p>0.565305</text:p>
          </table:table-cell>
          <table:table-cell office:value-type="float" office:value="0.005999" calcext:value-type="float">
            <text:p>0.005999</text:p>
          </table:table-cell>
          <table:table-cell table:number-columns-repeated="8"/>
        </table:table-row>
        <table:table-row table:style-name="ro1">
          <table:table-cell office:value-type="float" office:value="0.57921" calcext:value-type="float">
            <text:p>0.57921</text:p>
          </table:table-cell>
          <table:table-cell office:value-type="float" office:value="0.006258" calcext:value-type="float">
            <text:p>0.006258</text:p>
          </table:table-cell>
          <table:table-cell table:number-columns-repeated="8"/>
        </table:table-row>
        <table:table-row table:style-name="ro1">
          <table:table-cell office:value-type="float" office:value="0.593117" calcext:value-type="float">
            <text:p>0.593117</text:p>
          </table:table-cell>
          <table:table-cell office:value-type="float" office:value="0.006484" calcext:value-type="float">
            <text:p>0.006484</text:p>
          </table:table-cell>
          <table:table-cell table:number-columns-repeated="8"/>
        </table:table-row>
        <table:table-row table:style-name="ro1">
          <table:table-cell office:value-type="float" office:value="0.607024" calcext:value-type="float">
            <text:p>0.607024</text:p>
          </table:table-cell>
          <table:table-cell office:value-type="float" office:value="0.006678" calcext:value-type="float">
            <text:p>0.006678</text:p>
          </table:table-cell>
          <table:table-cell table:number-columns-repeated="8"/>
        </table:table-row>
        <table:table-row table:style-name="ro1">
          <table:table-cell office:value-type="float" office:value="0.62093" calcext:value-type="float">
            <text:p>0.62093</text:p>
          </table:table-cell>
          <table:table-cell office:value-type="float" office:value="0.006839" calcext:value-type="float">
            <text:p>0.006839</text:p>
          </table:table-cell>
          <table:table-cell table:number-columns-repeated="8"/>
        </table:table-row>
        <table:table-row table:style-name="ro1">
          <table:table-cell office:value-type="float" office:value="0.634836" calcext:value-type="float">
            <text:p>0.634836</text:p>
          </table:table-cell>
          <table:table-cell office:value-type="float" office:value="0.006965" calcext:value-type="float">
            <text:p>0.006965</text:p>
          </table:table-cell>
          <table:table-cell table:number-columns-repeated="8"/>
        </table:table-row>
        <table:table-row table:style-name="ro1">
          <table:table-cell office:value-type="float" office:value="0.648742" calcext:value-type="float">
            <text:p>0.648742</text:p>
          </table:table-cell>
          <table:table-cell office:value-type="float" office:value="0.007058" calcext:value-type="float">
            <text:p>0.007058</text:p>
          </table:table-cell>
          <table:table-cell table:number-columns-repeated="8"/>
        </table:table-row>
        <table:table-row table:style-name="ro1">
          <table:table-cell office:value-type="float" office:value="0.662647" calcext:value-type="float">
            <text:p>0.662647</text:p>
          </table:table-cell>
          <table:table-cell office:value-type="float" office:value="0.007118" calcext:value-type="float">
            <text:p>0.007118</text:p>
          </table:table-cell>
          <table:table-cell table:number-columns-repeated="8"/>
        </table:table-row>
        <table:table-row table:style-name="ro1">
          <table:table-cell office:value-type="float" office:value="0.676552" calcext:value-type="float">
            <text:p>0.676552</text:p>
          </table:table-cell>
          <table:table-cell office:value-type="float" office:value="0.007143" calcext:value-type="float">
            <text:p>0.007143</text:p>
          </table:table-cell>
          <table:table-cell table:number-columns-repeated="8"/>
        </table:table-row>
        <table:table-row table:style-name="ro1">
          <table:table-cell office:value-type="float" office:value="0.690457" calcext:value-type="float">
            <text:p>0.690457</text:p>
          </table:table-cell>
          <table:table-cell office:value-type="float" office:value="0.007134" calcext:value-type="float">
            <text:p>0.007134</text:p>
          </table:table-cell>
          <table:table-cell table:number-columns-repeated="8"/>
        </table:table-row>
        <table:table-row table:style-name="ro1">
          <table:table-cell office:value-type="float" office:value="0.704362" calcext:value-type="float">
            <text:p>0.704362</text:p>
          </table:table-cell>
          <table:table-cell office:value-type="float" office:value="0.00709" calcext:value-type="float">
            <text:p>0.00709</text:p>
          </table:table-cell>
          <table:table-cell table:number-columns-repeated="8"/>
        </table:table-row>
        <table:table-row table:style-name="ro1">
          <table:table-cell office:value-type="float" office:value="0.718266" calcext:value-type="float">
            <text:p>0.718266</text:p>
          </table:table-cell>
          <table:table-cell office:value-type="float" office:value="0.007013" calcext:value-type="float">
            <text:p>0.007013</text:p>
          </table:table-cell>
          <table:table-cell table:number-columns-repeated="8"/>
        </table:table-row>
        <table:table-row table:style-name="ro1">
          <table:table-cell office:value-type="float" office:value="0.732172" calcext:value-type="float">
            <text:p>0.732172</text:p>
          </table:table-cell>
          <table:table-cell office:value-type="float" office:value="0.006901" calcext:value-type="float">
            <text:p>0.006901</text:p>
          </table:table-cell>
          <table:table-cell table:number-columns-repeated="8"/>
        </table:table-row>
        <table:table-row table:style-name="ro1">
          <table:table-cell office:value-type="float" office:value="0.74608" calcext:value-type="float">
            <text:p>0.74608</text:p>
          </table:table-cell>
          <table:table-cell office:value-type="float" office:value="0.006756" calcext:value-type="float">
            <text:p>0.006756</text:p>
          </table:table-cell>
          <table:table-cell table:number-columns-repeated="8"/>
        </table:table-row>
        <table:table-row table:style-name="ro1">
          <table:table-cell office:value-type="float" office:value="0.759988" calcext:value-type="float">
            <text:p>0.759988</text:p>
          </table:table-cell>
          <table:table-cell office:value-type="float" office:value="0.006578" calcext:value-type="float">
            <text:p>0.006578</text:p>
          </table:table-cell>
          <table:table-cell table:number-columns-repeated="8"/>
        </table:table-row>
        <table:table-row table:style-name="ro1">
          <table:table-cell office:value-type="float" office:value="0.773899" calcext:value-type="float">
            <text:p>0.773899</text:p>
          </table:table-cell>
          <table:table-cell office:value-type="float" office:value="0.006368" calcext:value-type="float">
            <text:p>0.006368</text:p>
          </table:table-cell>
          <table:table-cell table:number-columns-repeated="8"/>
        </table:table-row>
        <table:table-row table:style-name="ro1">
          <table:table-cell office:value-type="float" office:value="0.787814" calcext:value-type="float">
            <text:p>0.787814</text:p>
          </table:table-cell>
          <table:table-cell office:value-type="float" office:value="0.006127" calcext:value-type="float">
            <text:p>0.006127</text:p>
          </table:table-cell>
          <table:table-cell table:number-columns-repeated="8"/>
        </table:table-row>
        <table:table-row table:style-name="ro1">
          <table:table-cell office:value-type="float" office:value="0.801731" calcext:value-type="float">
            <text:p>0.801731</text:p>
          </table:table-cell>
          <table:table-cell office:value-type="float" office:value="0.005858" calcext:value-type="float">
            <text:p>0.005858</text:p>
          </table:table-cell>
          <table:table-cell table:number-columns-repeated="8"/>
        </table:table-row>
        <table:table-row table:style-name="ro1">
          <table:table-cell office:value-type="float" office:value="0.81565" calcext:value-type="float">
            <text:p>0.81565</text:p>
          </table:table-cell>
          <table:table-cell office:value-type="float" office:value="0.005559" calcext:value-type="float">
            <text:p>0.005559</text:p>
          </table:table-cell>
          <table:table-cell table:number-columns-repeated="8"/>
        </table:table-row>
        <table:table-row table:style-name="ro1">
          <table:table-cell office:value-type="float" office:value="0.829572" calcext:value-type="float">
            <text:p>0.829572</text:p>
          </table:table-cell>
          <table:table-cell office:value-type="float" office:value="0.005234" calcext:value-type="float">
            <text:p>0.005234</text:p>
          </table:table-cell>
          <table:table-cell table:number-columns-repeated="8"/>
        </table:table-row>
        <table:table-row table:style-name="ro1">
          <table:table-cell office:value-type="float" office:value="0.843496" calcext:value-type="float">
            <text:p>0.843496</text:p>
          </table:table-cell>
          <table:table-cell office:value-type="float" office:value="0.004883" calcext:value-type="float">
            <text:p>0.004883</text:p>
          </table:table-cell>
          <table:table-cell table:number-columns-repeated="8"/>
        </table:table-row>
        <table:table-row table:style-name="ro1">
          <table:table-cell office:value-type="float" office:value="0.857422" calcext:value-type="float">
            <text:p>0.857422</text:p>
          </table:table-cell>
          <table:table-cell office:value-type="float" office:value="0.004507" calcext:value-type="float">
            <text:p>0.004507</text:p>
          </table:table-cell>
          <table:table-cell table:number-columns-repeated="8"/>
        </table:table-row>
        <table:table-row table:style-name="ro1">
          <table:table-cell office:value-type="float" office:value="0.871349" calcext:value-type="float">
            <text:p>0.871349</text:p>
          </table:table-cell>
          <table:table-cell office:value-type="float" office:value="0.004106" calcext:value-type="float">
            <text:p>0.004106</text:p>
          </table:table-cell>
          <table:table-cell table:number-columns-repeated="8"/>
        </table:table-row>
        <table:table-row table:style-name="ro1">
          <table:table-cell office:value-type="float" office:value="0.885276" calcext:value-type="float">
            <text:p>0.885276</text:p>
          </table:table-cell>
          <table:table-cell office:value-type="float" office:value="0.003682" calcext:value-type="float">
            <text:p>0.003682</text:p>
          </table:table-cell>
          <table:table-cell table:number-columns-repeated="8"/>
        </table:table-row>
        <table:table-row table:style-name="ro1">
          <table:table-cell office:value-type="float" office:value="0.899202" calcext:value-type="float">
            <text:p>0.899202</text:p>
          </table:table-cell>
          <table:table-cell office:value-type="float" office:value="0.003235" calcext:value-type="float">
            <text:p>0.003235</text:p>
          </table:table-cell>
          <table:table-cell table:number-columns-repeated="8"/>
        </table:table-row>
        <table:table-row table:style-name="ro1">
          <table:table-cell office:value-type="float" office:value="0.913125" calcext:value-type="float">
            <text:p>0.913125</text:p>
          </table:table-cell>
          <table:table-cell office:value-type="float" office:value="0.002764" calcext:value-type="float">
            <text:p>0.002764</text:p>
          </table:table-cell>
          <table:table-cell table:number-columns-repeated="8"/>
        </table:table-row>
        <table:table-row table:style-name="ro1">
          <table:table-cell office:value-type="float" office:value="0.927043" calcext:value-type="float">
            <text:p>0.927043</text:p>
          </table:table-cell>
          <table:table-cell office:value-type="float" office:value="0.002268" calcext:value-type="float">
            <text:p>0.002268</text:p>
          </table:table-cell>
          <table:table-cell table:number-columns-repeated="8"/>
        </table:table-row>
        <table:table-row table:style-name="ro1">
          <table:table-cell office:value-type="float" office:value="0.940954" calcext:value-type="float">
            <text:p>0.940954</text:p>
          </table:table-cell>
          <table:table-cell office:value-type="float" office:value="0.001745" calcext:value-type="float">
            <text:p>0.001745</text:p>
          </table:table-cell>
          <table:table-cell table:number-columns-repeated="8"/>
        </table:table-row>
        <table:table-row table:style-name="ro1">
          <table:table-cell office:value-type="float" office:value="0.954854" calcext:value-type="float">
            <text:p>0.954854</text:p>
          </table:table-cell>
          <table:table-cell office:value-type="float" office:value="0.001194" calcext:value-type="float">
            <text:p>0.001194</text:p>
          </table:table-cell>
          <table:table-cell table:number-columns-repeated="8"/>
        </table:table-row>
        <table:table-row table:style-name="ro1">
          <table:table-cell office:value-type="float" office:value="0.968713" calcext:value-type="float">
            <text:p>0.968713</text:p>
          </table:table-cell>
          <table:table-cell office:value-type="float" office:value="0.000612" calcext:value-type="float">
            <text:p>0.000612</text:p>
          </table:table-cell>
          <table:table-cell table:number-columns-repeated="8"/>
        </table:table-row>
        <table:table-row table:style-name="ro1">
          <table:table-cell office:value-type="float" office:value="0.982285" calcext:value-type="float">
            <text:p>0.982285</text:p>
          </table:table-cell>
          <table:table-cell office:value-type="float" office:value="0.000012" calcext:value-type="float">
            <text:p>1.2E-05</text:p>
          </table:table-cell>
          <table:table-cell table:number-columns-repeated="8"/>
        </table:table-row>
        <table:table-row table:style-name="ro1">
          <table:table-cell office:value-type="float" office:value="0.99417" calcext:value-type="float">
            <text:p>0.99417</text:p>
          </table:table-cell>
          <table:table-cell office:value-type="float" office:value="-0.000515" calcext:value-type="float">
            <text:p>-0.0005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752" calcext:value-type="float">
            <text:p>-0.000752</text:p>
          </table:table-cell>
          <table:table-cell table:number-columns-repeated="8"/>
        </table:table-row>
      </table:table>
      <table:table table:name="AG27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</table:table-row>
        <table:table-row table:style-name="ro1">
          <table:table-cell office:value-type="float" office:value="0.001215" calcext:value-type="float">
            <text:p>0.001215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float" office:value="0.002567" calcext:value-type="float">
            <text:p>0.002567</text:p>
          </table:table-cell>
          <table:table-cell office:value-type="float" office:value="0.005804" calcext:value-type="float">
            <text:p>0.005804</text:p>
          </table:table-cell>
        </table:table-row>
        <table:table-row table:style-name="ro1">
          <table:table-cell office:value-type="float" office:value="0.00464" calcext:value-type="float">
            <text:p>0.00464</text:p>
          </table:table-cell>
          <table:table-cell office:value-type="float" office:value="0.008212" calcext:value-type="float">
            <text:p>0.008212</text:p>
          </table:table-cell>
        </table:table-row>
        <table:table-row table:style-name="ro1">
          <table:table-cell office:value-type="float" office:value="0.007802" calcext:value-type="float">
            <text:p>0.007802</text:p>
          </table:table-cell>
          <table:table-cell office:value-type="float" office:value="0.011144" calcext:value-type="float">
            <text:p>0.011144</text:p>
          </table:table-cell>
        </table:table-row>
        <table:table-row table:style-name="ro1">
          <table:table-cell office:value-type="float" office:value="0.012624" calcext:value-type="float">
            <text:p>0.012624</text:p>
          </table:table-cell>
          <table:table-cell office:value-type="float" office:value="0.014716" calcext:value-type="float">
            <text:p>0.014716</text:p>
          </table:table-cell>
        </table:table-row>
        <table:table-row table:style-name="ro1">
          <table:table-cell office:value-type="float" office:value="0.019601" calcext:value-type="float">
            <text:p>0.019601</text:p>
          </table:table-cell>
          <table:table-cell office:value-type="float" office:value="0.018856" calcext:value-type="float">
            <text:p>0.018856</text:p>
          </table:table-cell>
        </table:table-row>
        <table:table-row table:style-name="ro1">
          <table:table-cell office:value-type="float" office:value="0.028597" calcext:value-type="float">
            <text:p>0.028597</text:p>
          </table:table-cell>
          <table:table-cell office:value-type="float" office:value="0.023137" calcext:value-type="float">
            <text:p>0.023137</text:p>
          </table:table-cell>
        </table:table-row>
        <table:table-row table:style-name="ro1">
          <table:table-cell office:value-type="float" office:value="0.039021" calcext:value-type="float">
            <text:p>0.039021</text:p>
          </table:table-cell>
          <table:table-cell office:value-type="float" office:value="0.027161" calcext:value-type="float">
            <text:p>0.027161</text:p>
          </table:table-cell>
        </table:table-row>
        <table:table-row table:style-name="ro1">
          <table:table-cell office:value-type="float" office:value="0.050378" calcext:value-type="float">
            <text:p>0.050378</text:p>
          </table:table-cell>
          <table:table-cell office:value-type="float" office:value="0.030783" calcext:value-type="float">
            <text:p>0.030783</text:p>
          </table:table-cell>
        </table:table-row>
        <table:table-row table:style-name="ro1">
          <table:table-cell office:value-type="float" office:value="0.062354" calcext:value-type="float">
            <text:p>0.062354</text:p>
          </table:table-cell>
          <table:table-cell office:value-type="float" office:value="0.033994" calcext:value-type="float">
            <text:p>0.033994</text:p>
          </table:table-cell>
        </table:table-row>
        <table:table-row table:style-name="ro1">
          <table:table-cell office:value-type="float" office:value="0.074753" calcext:value-type="float">
            <text:p>0.074753</text:p>
          </table:table-cell>
          <table:table-cell office:value-type="float" office:value="0.03683" calcext:value-type="float">
            <text:p>0.03683</text:p>
          </table:table-cell>
        </table:table-row>
        <table:table-row table:style-name="ro1">
          <table:table-cell office:value-type="float" office:value="0.087469" calcext:value-type="float">
            <text:p>0.087469</text:p>
          </table:table-cell>
          <table:table-cell office:value-type="float" office:value="0.039332" calcext:value-type="float">
            <text:p>0.039332</text:p>
          </table:table-cell>
        </table:table-row>
        <table:table-row table:style-name="ro1">
          <table:table-cell office:value-type="float" office:value="0.100419" calcext:value-type="float">
            <text:p>0.100419</text:p>
          </table:table-cell>
          <table:table-cell office:value-type="float" office:value="0.041546" calcext:value-type="float">
            <text:p>0.041546</text:p>
          </table:table-cell>
        </table:table-row>
        <table:table-row table:style-name="ro1">
          <table:table-cell office:value-type="float" office:value="0.113548" calcext:value-type="float">
            <text:p>0.113548</text:p>
          </table:table-cell>
          <table:table-cell office:value-type="float" office:value="0.04351" calcext:value-type="float">
            <text:p>0.04351</text:p>
          </table:table-cell>
        </table:table-row>
        <table:table-row table:style-name="ro1">
          <table:table-cell office:value-type="float" office:value="0.126808" calcext:value-type="float">
            <text:p>0.126808</text:p>
          </table:table-cell>
          <table:table-cell office:value-type="float" office:value="0.045252" calcext:value-type="float">
            <text:p>0.045252</text:p>
          </table:table-cell>
        </table:table-row>
        <table:table-row table:style-name="ro1">
          <table:table-cell office:value-type="float" office:value="0.140172" calcext:value-type="float">
            <text:p>0.140172</text:p>
          </table:table-cell>
          <table:table-cell office:value-type="float" office:value="0.046796" calcext:value-type="float">
            <text:p>0.046796</text:p>
          </table:table-cell>
        </table:table-row>
        <table:table-row table:style-name="ro1">
          <table:table-cell office:value-type="float" office:value="0.153615" calcext:value-type="float">
            <text:p>0.153615</text:p>
          </table:table-cell>
          <table:table-cell office:value-type="float" office:value="0.048164" calcext:value-type="float">
            <text:p>0.048164</text:p>
          </table:table-cell>
        </table:table-row>
        <table:table-row table:style-name="ro1">
          <table:table-cell office:value-type="float" office:value="0.167119" calcext:value-type="float">
            <text:p>0.167119</text:p>
          </table:table-cell>
          <table:table-cell office:value-type="float" office:value="0.049369" calcext:value-type="float">
            <text:p>0.049369</text:p>
          </table:table-cell>
        </table:table-row>
        <table:table-row table:style-name="ro1">
          <table:table-cell office:value-type="float" office:value="0.180677" calcext:value-type="float">
            <text:p>0.180677</text:p>
          </table:table-cell>
          <table:table-cell office:value-type="float" office:value="0.050427" calcext:value-type="float">
            <text:p>0.050427</text:p>
          </table:table-cell>
        </table:table-row>
        <table:table-row table:style-name="ro1">
          <table:table-cell office:value-type="float" office:value="0.194272" calcext:value-type="float">
            <text:p>0.194272</text:p>
          </table:table-cell>
          <table:table-cell office:value-type="float" office:value="0.051347" calcext:value-type="float">
            <text:p>0.051347</text:p>
          </table:table-cell>
        </table:table-row>
        <table:table-row table:style-name="ro1">
          <table:table-cell office:value-type="float" office:value="0.207903" calcext:value-type="float">
            <text:p>0.207903</text:p>
          </table:table-cell>
          <table:table-cell office:value-type="float" office:value="0.052138" calcext:value-type="float">
            <text:p>0.052138</text:p>
          </table:table-cell>
        </table:table-row>
        <table:table-row table:style-name="ro1">
          <table:table-cell office:value-type="float" office:value="0.221565" calcext:value-type="float">
            <text:p>0.221565</text:p>
          </table:table-cell>
          <table:table-cell office:value-type="float" office:value="0.052809" calcext:value-type="float">
            <text:p>0.052809</text:p>
          </table:table-cell>
        </table:table-row>
        <table:table-row table:style-name="ro1">
          <table:table-cell office:value-type="float" office:value="0.235251" calcext:value-type="float">
            <text:p>0.235251</text:p>
          </table:table-cell>
          <table:table-cell office:value-type="float" office:value="0.053368" calcext:value-type="float">
            <text:p>0.053368</text:p>
          </table:table-cell>
        </table:table-row>
        <table:table-row table:style-name="ro1">
          <table:table-cell office:value-type="float" office:value="0.248963" calcext:value-type="float">
            <text:p>0.248963</text:p>
          </table:table-cell>
          <table:table-cell office:value-type="float" office:value="0.053822" calcext:value-type="float">
            <text:p>0.053822</text:p>
          </table:table-cell>
        </table:table-row>
        <table:table-row table:style-name="ro1">
          <table:table-cell office:value-type="float" office:value="0.262694" calcext:value-type="float">
            <text:p>0.262694</text:p>
          </table:table-cell>
          <table:table-cell office:value-type="float" office:value="0.054177" calcext:value-type="float">
            <text:p>0.054177</text:p>
          </table:table-cell>
        </table:table-row>
        <table:table-row table:style-name="ro1">
          <table:table-cell office:value-type="float" office:value="0.276438" calcext:value-type="float">
            <text:p>0.276438</text:p>
          </table:table-cell>
          <table:table-cell office:value-type="float" office:value="0.054438" calcext:value-type="float">
            <text:p>0.054438</text:p>
          </table:table-cell>
        </table:table-row>
        <table:table-row table:style-name="ro1">
          <table:table-cell office:value-type="float" office:value="0.290201" calcext:value-type="float">
            <text:p>0.290201</text:p>
          </table:table-cell>
          <table:table-cell office:value-type="float" office:value="0.05461" calcext:value-type="float">
            <text:p>0.05461</text:p>
          </table:table-cell>
        </table:table-row>
        <table:table-row table:style-name="ro1">
          <table:table-cell office:value-type="float" office:value="0.303978" calcext:value-type="float">
            <text:p>0.303978</text:p>
          </table:table-cell>
          <table:table-cell office:value-type="float" office:value="0.054698" calcext:value-type="float">
            <text:p>0.054698</text:p>
          </table:table-cell>
        </table:table-row>
        <table:table-row table:style-name="ro1">
          <table:table-cell office:value-type="float" office:value="0.317764" calcext:value-type="float">
            <text:p>0.317764</text:p>
          </table:table-cell>
          <table:table-cell office:value-type="float" office:value="0.054708" calcext:value-type="float">
            <text:p>0.054708</text:p>
          </table:table-cell>
        </table:table-row>
        <table:table-row table:style-name="ro1">
          <table:table-cell office:value-type="float" office:value="0.331562" calcext:value-type="float">
            <text:p>0.331562</text:p>
          </table:table-cell>
          <table:table-cell office:value-type="float" office:value="0.054641" calcext:value-type="float">
            <text:p>0.054641</text:p>
          </table:table-cell>
        </table:table-row>
        <table:table-row table:style-name="ro1">
          <table:table-cell office:value-type="float" office:value="0.345368" calcext:value-type="float">
            <text:p>0.345368</text:p>
          </table:table-cell>
          <table:table-cell office:value-type="float" office:value="0.054502" calcext:value-type="float">
            <text:p>0.054502</text:p>
          </table:table-cell>
        </table:table-row>
        <table:table-row table:style-name="ro1">
          <table:table-cell office:value-type="float" office:value="0.35918" calcext:value-type="float">
            <text:p>0.35918</text:p>
          </table:table-cell>
          <table:table-cell office:value-type="float" office:value="0.054294" calcext:value-type="float">
            <text:p>0.054294</text:p>
          </table:table-cell>
        </table:table-row>
        <table:table-row table:style-name="ro1">
          <table:table-cell office:value-type="float" office:value="0.372998" calcext:value-type="float">
            <text:p>0.372998</text:p>
          </table:table-cell>
          <table:table-cell office:value-type="float" office:value="0.054019" calcext:value-type="float">
            <text:p>0.054019</text:p>
          </table:table-cell>
        </table:table-row>
        <table:table-row table:style-name="ro1">
          <table:table-cell office:value-type="float" office:value="0.386823" calcext:value-type="float">
            <text:p>0.386823</text:p>
          </table:table-cell>
          <table:table-cell office:value-type="float" office:value="0.053681" calcext:value-type="float">
            <text:p>0.053681</text:p>
          </table:table-cell>
        </table:table-row>
        <table:table-row table:style-name="ro1">
          <table:table-cell office:value-type="float" office:value="0.400651" calcext:value-type="float">
            <text:p>0.400651</text:p>
          </table:table-cell>
          <table:table-cell office:value-type="float" office:value="0.053281" calcext:value-type="float">
            <text:p>0.053281</text:p>
          </table:table-cell>
        </table:table-row>
        <table:table-row table:style-name="ro1">
          <table:table-cell office:value-type="float" office:value="0.414484" calcext:value-type="float">
            <text:p>0.414484</text:p>
          </table:table-cell>
          <table:table-cell office:value-type="float" office:value="0.052821" calcext:value-type="float">
            <text:p>0.052821</text:p>
          </table:table-cell>
        </table:table-row>
        <table:table-row table:style-name="ro1">
          <table:table-cell office:value-type="float" office:value="0.428321" calcext:value-type="float">
            <text:p>0.428321</text:p>
          </table:table-cell>
          <table:table-cell office:value-type="float" office:value="0.052305" calcext:value-type="float">
            <text:p>0.052305</text:p>
          </table:table-cell>
        </table:table-row>
        <table:table-row table:style-name="ro1">
          <table:table-cell office:value-type="float" office:value="0.442161" calcext:value-type="float">
            <text:p>0.442161</text:p>
          </table:table-cell>
          <table:table-cell office:value-type="float" office:value="0.051733" calcext:value-type="float">
            <text:p>0.051733</text:p>
          </table:table-cell>
        </table:table-row>
        <table:table-row table:style-name="ro1">
          <table:table-cell office:value-type="float" office:value="0.456003" calcext:value-type="float">
            <text:p>0.456003</text:p>
          </table:table-cell>
          <table:table-cell office:value-type="float" office:value="0.051109" calcext:value-type="float">
            <text:p>0.051109</text:p>
          </table:table-cell>
        </table:table-row>
        <table:table-row table:style-name="ro1">
          <table:table-cell office:value-type="float" office:value="0.469849" calcext:value-type="float">
            <text:p>0.469849</text:p>
          </table:table-cell>
          <table:table-cell office:value-type="float" office:value="0.050432" calcext:value-type="float">
            <text:p>0.050432</text:p>
          </table:table-cell>
        </table:table-row>
        <table:table-row table:style-name="ro1">
          <table:table-cell office:value-type="float" office:value="0.483698" calcext:value-type="float">
            <text:p>0.483698</text:p>
          </table:table-cell>
          <table:table-cell office:value-type="float" office:value="0.049707" calcext:value-type="float">
            <text:p>0.049707</text:p>
          </table:table-cell>
        </table:table-row>
        <table:table-row table:style-name="ro1">
          <table:table-cell office:value-type="float" office:value="0.497547" calcext:value-type="float">
            <text:p>0.497547</text:p>
          </table:table-cell>
          <table:table-cell office:value-type="float" office:value="0.048934" calcext:value-type="float">
            <text:p>0.048934</text:p>
          </table:table-cell>
        </table:table-row>
        <table:table-row table:style-name="ro1">
          <table:table-cell office:value-type="float" office:value="0.5114" calcext:value-type="float">
            <text:p>0.5114</text:p>
          </table:table-cell>
          <table:table-cell office:value-type="float" office:value="0.048115" calcext:value-type="float">
            <text:p>0.048115</text:p>
          </table:table-cell>
        </table:table-row>
        <table:table-row table:style-name="ro1">
          <table:table-cell office:value-type="float" office:value="0.525254" calcext:value-type="float">
            <text:p>0.525254</text:p>
          </table:table-cell>
          <table:table-cell office:value-type="float" office:value="0.047252" calcext:value-type="float">
            <text:p>0.047252</text:p>
          </table:table-cell>
        </table:table-row>
        <table:table-row table:style-name="ro1">
          <table:table-cell office:value-type="float" office:value="0.53911" calcext:value-type="float">
            <text:p>0.53911</text:p>
          </table:table-cell>
          <table:table-cell office:value-type="float" office:value="0.046347" calcext:value-type="float">
            <text:p>0.046347</text:p>
          </table:table-cell>
        </table:table-row>
        <table:table-row table:style-name="ro1">
          <table:table-cell office:value-type="float" office:value="0.552967" calcext:value-type="float">
            <text:p>0.552967</text:p>
          </table:table-cell>
          <table:table-cell office:value-type="float" office:value="0.045401" calcext:value-type="float">
            <text:p>0.045401</text:p>
          </table:table-cell>
        </table:table-row>
        <table:table-row table:style-name="ro1">
          <table:table-cell office:value-type="float" office:value="0.566827" calcext:value-type="float">
            <text:p>0.566827</text:p>
          </table:table-cell>
          <table:table-cell office:value-type="float" office:value="0.044415" calcext:value-type="float">
            <text:p>0.044415</text:p>
          </table:table-cell>
        </table:table-row>
        <table:table-row table:style-name="ro1">
          <table:table-cell office:value-type="float" office:value="0.580687" calcext:value-type="float">
            <text:p>0.580687</text:p>
          </table:table-cell>
          <table:table-cell office:value-type="float" office:value="0.043392" calcext:value-type="float">
            <text:p>0.043392</text:p>
          </table:table-cell>
        </table:table-row>
        <table:table-row table:style-name="ro1">
          <table:table-cell office:value-type="float" office:value="0.594548" calcext:value-type="float">
            <text:p>0.594548</text:p>
          </table:table-cell>
          <table:table-cell office:value-type="float" office:value="0.042333" calcext:value-type="float">
            <text:p>0.042333</text:p>
          </table:table-cell>
        </table:table-row>
        <table:table-row table:style-name="ro1">
          <table:table-cell office:value-type="float" office:value="0.608411" calcext:value-type="float">
            <text:p>0.608411</text:p>
          </table:table-cell>
          <table:table-cell office:value-type="float" office:value="0.041238" calcext:value-type="float">
            <text:p>0.041238</text:p>
          </table:table-cell>
        </table:table-row>
        <table:table-row table:style-name="ro1">
          <table:table-cell office:value-type="float" office:value="0.622275" calcext:value-type="float">
            <text:p>0.622275</text:p>
          </table:table-cell>
          <table:table-cell office:value-type="float" office:value="0.040111" calcext:value-type="float">
            <text:p>0.040111</text:p>
          </table:table-cell>
        </table:table-row>
        <table:table-row table:style-name="ro1">
          <table:table-cell office:value-type="float" office:value="0.63614" calcext:value-type="float">
            <text:p>0.63614</text:p>
          </table:table-cell>
          <table:table-cell office:value-type="float" office:value="0.038952" calcext:value-type="float">
            <text:p>0.038952</text:p>
          </table:table-cell>
        </table:table-row>
        <table:table-row table:style-name="ro1">
          <table:table-cell office:value-type="float" office:value="0.650005" calcext:value-type="float">
            <text:p>0.650005</text:p>
          </table:table-cell>
          <table:table-cell office:value-type="float" office:value="0.037761" calcext:value-type="float">
            <text:p>0.037761</text:p>
          </table:table-cell>
        </table:table-row>
        <table:table-row table:style-name="ro1">
          <table:table-cell office:value-type="float" office:value="0.663871" calcext:value-type="float">
            <text:p>0.663871</text:p>
          </table:table-cell>
          <table:table-cell office:value-type="float" office:value="0.036542" calcext:value-type="float">
            <text:p>0.036542</text:p>
          </table:table-cell>
        </table:table-row>
        <table:table-row table:style-name="ro1">
          <table:table-cell office:value-type="float" office:value="0.677736" calcext:value-type="float">
            <text:p>0.677736</text:p>
          </table:table-cell>
          <table:table-cell office:value-type="float" office:value="0.035294" calcext:value-type="float">
            <text:p>0.035294</text:p>
          </table:table-cell>
        </table:table-row>
        <table:table-row table:style-name="ro1">
          <table:table-cell office:value-type="float" office:value="0.691601" calcext:value-type="float">
            <text:p>0.691601</text:p>
          </table:table-cell>
          <table:table-cell office:value-type="float" office:value="0.034018" calcext:value-type="float">
            <text:p>0.034018</text:p>
          </table:table-cell>
        </table:table-row>
        <table:table-row table:style-name="ro1">
          <table:table-cell office:value-type="float" office:value="0.705466" calcext:value-type="float">
            <text:p>0.705466</text:p>
          </table:table-cell>
          <table:table-cell office:value-type="float" office:value="0.032715" calcext:value-type="float">
            <text:p>0.032715</text:p>
          </table:table-cell>
        </table:table-row>
        <table:table-row table:style-name="ro1">
          <table:table-cell office:value-type="float" office:value="0.719329" calcext:value-type="float">
            <text:p>0.719329</text:p>
          </table:table-cell>
          <table:table-cell office:value-type="float" office:value="0.031386" calcext:value-type="float">
            <text:p>0.031386</text:p>
          </table:table-cell>
        </table:table-row>
        <table:table-row table:style-name="ro1">
          <table:table-cell office:value-type="float" office:value="0.733192" calcext:value-type="float">
            <text:p>0.733192</text:p>
          </table:table-cell>
          <table:table-cell office:value-type="float" office:value="0.030032" calcext:value-type="float">
            <text:p>0.030032</text:p>
          </table:table-cell>
        </table:table-row>
        <table:table-row table:style-name="ro1">
          <table:table-cell office:value-type="float" office:value="0.747055" calcext:value-type="float">
            <text:p>0.747055</text:p>
          </table:table-cell>
          <table:table-cell office:value-type="float" office:value="0.028652" calcext:value-type="float">
            <text:p>0.028652</text:p>
          </table:table-cell>
        </table:table-row>
        <table:table-row table:style-name="ro1">
          <table:table-cell office:value-type="float" office:value="0.760916" calcext:value-type="float">
            <text:p>0.760916</text:p>
          </table:table-cell>
          <table:table-cell office:value-type="float" office:value="0.027248" calcext:value-type="float">
            <text:p>0.027248</text:p>
          </table:table-cell>
        </table:table-row>
        <table:table-row table:style-name="ro1">
          <table:table-cell office:value-type="float" office:value="0.774777" calcext:value-type="float">
            <text:p>0.774777</text:p>
          </table:table-cell>
          <table:table-cell office:value-type="float" office:value="0.025821" calcext:value-type="float">
            <text:p>0.025821</text:p>
          </table:table-cell>
        </table:table-row>
        <table:table-row table:style-name="ro1">
          <table:table-cell office:value-type="float" office:value="0.78864" calcext:value-type="float">
            <text:p>0.78864</text:p>
          </table:table-cell>
          <table:table-cell office:value-type="float" office:value="0.02437" calcext:value-type="float">
            <text:p>0.02437</text:p>
          </table:table-cell>
        </table:table-row>
        <table:table-row table:style-name="ro1">
          <table:table-cell office:value-type="float" office:value="0.802503" calcext:value-type="float">
            <text:p>0.802503</text:p>
          </table:table-cell>
          <table:table-cell office:value-type="float" office:value="0.022898" calcext:value-type="float">
            <text:p>0.022898</text:p>
          </table:table-cell>
        </table:table-row>
        <table:table-row table:style-name="ro1">
          <table:table-cell office:value-type="float" office:value="0.816368" calcext:value-type="float">
            <text:p>0.816368</text:p>
          </table:table-cell>
          <table:table-cell office:value-type="float" office:value="0.021406" calcext:value-type="float">
            <text:p>0.021406</text:p>
          </table:table-cell>
        </table:table-row>
        <table:table-row table:style-name="ro1">
          <table:table-cell office:value-type="float" office:value="0.830237" calcext:value-type="float">
            <text:p>0.830237</text:p>
          </table:table-cell>
          <table:table-cell office:value-type="float" office:value="0.019895" calcext:value-type="float">
            <text:p>0.019895</text:p>
          </table:table-cell>
        </table:table-row>
        <table:table-row table:style-name="ro1">
          <table:table-cell office:value-type="float" office:value="0.844111" calcext:value-type="float">
            <text:p>0.844111</text:p>
          </table:table-cell>
          <table:table-cell office:value-type="float" office:value="0.018368" calcext:value-type="float">
            <text:p>0.018368</text:p>
          </table:table-cell>
        </table:table-row>
        <table:table-row table:style-name="ro1">
          <table:table-cell office:value-type="float" office:value="0.857989" calcext:value-type="float">
            <text:p>0.857989</text:p>
          </table:table-cell>
          <table:table-cell office:value-type="float" office:value="0.016826" calcext:value-type="float">
            <text:p>0.016826</text:p>
          </table:table-cell>
        </table:table-row>
        <table:table-row table:style-name="ro1">
          <table:table-cell office:value-type="float" office:value="0.871872" calcext:value-type="float">
            <text:p>0.871872</text:p>
          </table:table-cell>
          <table:table-cell office:value-type="float" office:value="0.015274" calcext:value-type="float">
            <text:p>0.015274</text:p>
          </table:table-cell>
        </table:table-row>
        <table:table-row table:style-name="ro1">
          <table:table-cell office:value-type="float" office:value="0.885755" calcext:value-type="float">
            <text:p>0.885755</text:p>
          </table:table-cell>
          <table:table-cell office:value-type="float" office:value="0.013711" calcext:value-type="float">
            <text:p>0.013711</text:p>
          </table:table-cell>
        </table:table-row>
        <table:table-row table:style-name="ro1">
          <table:table-cell office:value-type="float" office:value="0.899632" calcext:value-type="float">
            <text:p>0.899632</text:p>
          </table:table-cell>
          <table:table-cell office:value-type="float" office:value="0.01214" calcext:value-type="float">
            <text:p>0.01214</text:p>
          </table:table-cell>
        </table:table-row>
        <table:table-row table:style-name="ro1">
          <table:table-cell office:value-type="float" office:value="0.913497" calcext:value-type="float">
            <text:p>0.913497</text:p>
          </table:table-cell>
          <table:table-cell office:value-type="float" office:value="0.010556" calcext:value-type="float">
            <text:p>0.010556</text:p>
          </table:table-cell>
        </table:table-row>
        <table:table-row table:style-name="ro1">
          <table:table-cell office:value-type="float" office:value="0.92735" calcext:value-type="float">
            <text:p>0.92735</text:p>
          </table:table-cell>
          <table:table-cell office:value-type="float" office:value="0.008957" calcext:value-type="float">
            <text:p>0.008957</text:p>
          </table:table-cell>
        </table:table-row>
        <table:table-row table:style-name="ro1">
          <table:table-cell office:value-type="float" office:value="0.941189" calcext:value-type="float">
            <text:p>0.941189</text:p>
          </table:table-cell>
          <table:table-cell office:value-type="float" office:value="0.007338" calcext:value-type="float">
            <text:p>0.007338</text:p>
          </table:table-cell>
        </table:table-row>
        <table:table-row table:style-name="ro1">
          <table:table-cell office:value-type="float" office:value="0.955011" calcext:value-type="float">
            <text:p>0.955011</text:p>
          </table:table-cell>
          <table:table-cell office:value-type="float" office:value="0.005695" calcext:value-type="float">
            <text:p>0.005695</text:p>
          </table:table-cell>
        </table:table-row>
        <table:table-row table:style-name="ro1">
          <table:table-cell office:value-type="float" office:value="0.968812" calcext:value-type="float">
            <text:p>0.968812</text:p>
          </table:table-cell>
          <table:table-cell office:value-type="float" office:value="0.004026" calcext:value-type="float">
            <text:p>0.004026</text:p>
          </table:table-cell>
        </table:table-row>
        <table:table-row table:style-name="ro1">
          <table:table-cell office:value-type="float" office:value="0.982337" calcext:value-type="float">
            <text:p>0.982337</text:p>
          </table:table-cell>
          <table:table-cell office:value-type="float" office:value="0.002388" calcext:value-type="float">
            <text:p>0.002388</text:p>
          </table:table-cell>
        </table:table-row>
        <table:table-row table:style-name="ro1">
          <table:table-cell office:value-type="float" office:value="0.99418" calcext:value-type="float">
            <text:p>0.99418</text:p>
          </table:table-cell>
          <table:table-cell office:value-type="float" office:value="0.000967" calcext:value-type="float">
            <text:p>0.000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381" calcext:value-type="float">
            <text:p>0.000381</text:p>
          </table:table-cell>
        </table:table-row>
        <table:table-row table:style-name="ro1">
          <table:table-cell office:value-type="float" office:value="0.000157" calcext:value-type="float">
            <text:p>0.000157</text:p>
          </table:table-cell>
          <table:table-cell office:value-type="float" office:value="-0.001116" calcext:value-type="float">
            <text:p>-0.001116</text:p>
          </table:table-cell>
        </table:table-row>
        <table:table-row table:style-name="ro1">
          <table:table-cell office:value-type="float" office:value="0.000954" calcext:value-type="float">
            <text:p>0.000954</text:p>
          </table:table-cell>
          <table:table-cell office:value-type="float" office:value="-0.002587" calcext:value-type="float">
            <text:p>-0.002587</text:p>
          </table:table-cell>
        </table:table-row>
        <table:table-row table:style-name="ro1">
          <table:table-cell office:value-type="float" office:value="0.002432" calcext:value-type="float">
            <text:p>0.002432</text:p>
          </table:table-cell>
          <table:table-cell office:value-type="float" office:value="-0.003886" calcext:value-type="float">
            <text:p>-0.003886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005075" calcext:value-type="float">
            <text:p>-0.005075</text:p>
          </table:table-cell>
        </table:table-row>
        <table:table-row table:style-name="ro1">
          <table:table-cell office:value-type="float" office:value="0.007597" calcext:value-type="float">
            <text:p>0.007597</text:p>
          </table:table-cell>
          <table:table-cell office:value-type="float" office:value="-0.006275" calcext:value-type="float">
            <text:p>-0.006275</text:p>
          </table:table-cell>
        </table:table-row>
        <table:table-row table:style-name="ro1">
          <table:table-cell office:value-type="float" office:value="0.012003" calcext:value-type="float">
            <text:p>0.012003</text:p>
          </table:table-cell>
          <table:table-cell office:value-type="float" office:value="-0.007561" calcext:value-type="float">
            <text:p>-0.007561</text:p>
          </table:table-cell>
        </table:table-row>
        <table:table-row table:style-name="ro1">
          <table:table-cell office:value-type="float" office:value="0.018644" calcext:value-type="float">
            <text:p>0.018644</text:p>
          </table:table-cell>
          <table:table-cell office:value-type="float" office:value="-0.008938" calcext:value-type="float">
            <text:p>-0.008938</text:p>
          </table:table-cell>
        </table:table-row>
        <table:table-row table:style-name="ro1">
          <table:table-cell office:value-type="float" office:value="0.028138" calcext:value-type="float">
            <text:p>0.028138</text:p>
          </table:table-cell>
          <table:table-cell office:value-type="float" office:value="-0.010257" calcext:value-type="float">
            <text:p>-0.010257</text:p>
          </table:table-cell>
        </table:table-row>
        <table:table-row table:style-name="ro1">
          <table:table-cell office:value-type="float" office:value="0.039834" calcext:value-type="float">
            <text:p>0.039834</text:p>
          </table:table-cell>
          <table:table-cell office:value-type="float" office:value="-0.011302" calcext:value-type="float">
            <text:p>-0.011302</text:p>
          </table:table-cell>
        </table:table-row>
        <table:table-row table:style-name="ro1">
          <table:table-cell office:value-type="float" office:value="0.052555" calcext:value-type="float">
            <text:p>0.052555</text:p>
          </table:table-cell>
          <table:table-cell office:value-type="float" office:value="-0.011999" calcext:value-type="float">
            <text:p>-0.011999</text:p>
          </table:table-cell>
        </table:table-row>
        <table:table-row table:style-name="ro1">
          <table:table-cell office:value-type="float" office:value="0.065723" calcext:value-type="float">
            <text:p>0.065723</text:p>
          </table:table-cell>
          <table:table-cell office:value-type="float" office:value="-0.012396" calcext:value-type="float">
            <text:p>-0.012396</text:p>
          </table:table-cell>
        </table:table-row>
        <table:table-row table:style-name="ro1">
          <table:table-cell office:value-type="float" office:value="0.079132" calcext:value-type="float">
            <text:p>0.079132</text:p>
          </table:table-cell>
          <table:table-cell office:value-type="float" office:value="-0.012562" calcext:value-type="float">
            <text:p>-0.012562</text:p>
          </table:table-cell>
        </table:table-row>
        <table:table-row table:style-name="ro1">
          <table:table-cell office:value-type="float" office:value="0.092688" calcext:value-type="float">
            <text:p>0.092688</text:p>
          </table:table-cell>
          <table:table-cell office:value-type="float" office:value="-0.01255" calcext:value-type="float">
            <text:p>-0.01255</text:p>
          </table:table-cell>
        </table:table-row>
        <table:table-row table:style-name="ro1">
          <table:table-cell office:value-type="float" office:value="0.106349" calcext:value-type="float">
            <text:p>0.106349</text:p>
          </table:table-cell>
          <table:table-cell office:value-type="float" office:value="-0.012399" calcext:value-type="float">
            <text:p>-0.012399</text:p>
          </table:table-cell>
        </table:table-row>
        <table:table-row table:style-name="ro1">
          <table:table-cell office:value-type="float" office:value="0.120081" calcext:value-type="float">
            <text:p>0.120081</text:p>
          </table:table-cell>
          <table:table-cell office:value-type="float" office:value="-0.012141" calcext:value-type="float">
            <text:p>-0.012141</text:p>
          </table:table-cell>
        </table:table-row>
        <table:table-row table:style-name="ro1">
          <table:table-cell office:value-type="float" office:value="0.133859" calcext:value-type="float">
            <text:p>0.133859</text:p>
          </table:table-cell>
          <table:table-cell office:value-type="float" office:value="-0.011795" calcext:value-type="float">
            <text:p>-0.011795</text:p>
          </table:table-cell>
        </table:table-row>
        <table:table-row table:style-name="ro1">
          <table:table-cell office:value-type="float" office:value="0.147675" calcext:value-type="float">
            <text:p>0.147675</text:p>
          </table:table-cell>
          <table:table-cell office:value-type="float" office:value="-0.011377" calcext:value-type="float">
            <text:p>-0.011377</text:p>
          </table:table-cell>
        </table:table-row>
        <table:table-row table:style-name="ro1">
          <table:table-cell office:value-type="float" office:value="0.161512" calcext:value-type="float">
            <text:p>0.161512</text:p>
          </table:table-cell>
          <table:table-cell office:value-type="float" office:value="-0.010899" calcext:value-type="float">
            <text:p>-0.010899</text:p>
          </table:table-cell>
        </table:table-row>
        <table:table-row table:style-name="ro1">
          <table:table-cell office:value-type="float" office:value="0.175373" calcext:value-type="float">
            <text:p>0.175373</text:p>
          </table:table-cell>
          <table:table-cell office:value-type="float" office:value="-0.010368" calcext:value-type="float">
            <text:p>-0.010368</text:p>
          </table:table-cell>
        </table:table-row>
        <table:table-row table:style-name="ro1">
          <table:table-cell office:value-type="float" office:value="0.189252" calcext:value-type="float">
            <text:p>0.189252</text:p>
          </table:table-cell>
          <table:table-cell office:value-type="float" office:value="-0.009794" calcext:value-type="float">
            <text:p>-0.009794</text:p>
          </table:table-cell>
        </table:table-row>
        <table:table-row table:style-name="ro1">
          <table:table-cell office:value-type="float" office:value="0.203145" calcext:value-type="float">
            <text:p>0.203145</text:p>
          </table:table-cell>
          <table:table-cell office:value-type="float" office:value="-0.009183" calcext:value-type="float">
            <text:p>-0.009183</text:p>
          </table:table-cell>
        </table:table-row>
        <table:table-row table:style-name="ro1">
          <table:table-cell office:value-type="float" office:value="0.217055" calcext:value-type="float">
            <text:p>0.217055</text:p>
          </table:table-cell>
          <table:table-cell office:value-type="float" office:value="-0.008541" calcext:value-type="float">
            <text:p>-0.008541</text:p>
          </table:table-cell>
        </table:table-row>
        <table:table-row table:style-name="ro1">
          <table:table-cell office:value-type="float" office:value="0.230978" calcext:value-type="float">
            <text:p>0.230978</text:p>
          </table:table-cell>
          <table:table-cell office:value-type="float" office:value="-0.007875" calcext:value-type="float">
            <text:p>-0.007875</text:p>
          </table:table-cell>
        </table:table-row>
        <table:table-row table:style-name="ro1">
          <table:table-cell office:value-type="float" office:value="0.244912" calcext:value-type="float">
            <text:p>0.244912</text:p>
          </table:table-cell>
          <table:table-cell office:value-type="float" office:value="-0.007189" calcext:value-type="float">
            <text:p>-0.007189</text:p>
          </table:table-cell>
        </table:table-row>
        <table:table-row table:style-name="ro1">
          <table:table-cell office:value-type="float" office:value="0.258861" calcext:value-type="float">
            <text:p>0.258861</text:p>
          </table:table-cell>
          <table:table-cell office:value-type="float" office:value="-0.006488" calcext:value-type="float">
            <text:p>-0.006488</text:p>
          </table:table-cell>
        </table:table-row>
        <table:table-row table:style-name="ro1">
          <table:table-cell office:value-type="float" office:value="0.27282" calcext:value-type="float">
            <text:p>0.27282</text:p>
          </table:table-cell>
          <table:table-cell office:value-type="float" office:value="-0.005778" calcext:value-type="float">
            <text:p>-0.005778</text:p>
          </table:table-cell>
        </table:table-row>
        <table:table-row table:style-name="ro1">
          <table:table-cell office:value-type="float" office:value="0.286786" calcext:value-type="float">
            <text:p>0.286786</text:p>
          </table:table-cell>
          <table:table-cell office:value-type="float" office:value="-0.005062" calcext:value-type="float">
            <text:p>-0.005062</text:p>
          </table:table-cell>
        </table:table-row>
        <table:table-row table:style-name="ro1">
          <table:table-cell office:value-type="float" office:value="0.300754" calcext:value-type="float">
            <text:p>0.300754</text:p>
          </table:table-cell>
          <table:table-cell office:value-type="float" office:value="-0.004344" calcext:value-type="float">
            <text:p>-0.004344</text:p>
          </table:table-cell>
        </table:table-row>
        <table:table-row table:style-name="ro1">
          <table:table-cell office:value-type="float" office:value="0.314716" calcext:value-type="float">
            <text:p>0.314716</text:p>
          </table:table-cell>
          <table:table-cell office:value-type="float" office:value="-0.003631" calcext:value-type="float">
            <text:p>-0.003631</text:p>
          </table:table-cell>
        </table:table-row>
        <table:table-row table:style-name="ro1">
          <table:table-cell office:value-type="float" office:value="0.328675" calcext:value-type="float">
            <text:p>0.328675</text:p>
          </table:table-cell>
          <table:table-cell office:value-type="float" office:value="-0.002926" calcext:value-type="float">
            <text:p>-0.002926</text:p>
          </table:table-cell>
        </table:table-row>
        <table:table-row table:style-name="ro1">
          <table:table-cell office:value-type="float" office:value="0.342626" calcext:value-type="float">
            <text:p>0.342626</text:p>
          </table:table-cell>
          <table:table-cell office:value-type="float" office:value="-0.002229" calcext:value-type="float">
            <text:p>-0.002229</text:p>
          </table:table-cell>
        </table:table-row>
        <table:table-row table:style-name="ro1">
          <table:table-cell office:value-type="float" office:value="0.356566" calcext:value-type="float">
            <text:p>0.356566</text:p>
          </table:table-cell>
          <table:table-cell office:value-type="float" office:value="-0.001545" calcext:value-type="float">
            <text:p>-0.001545</text:p>
          </table:table-cell>
        </table:table-row>
        <table:table-row table:style-name="ro1">
          <table:table-cell office:value-type="float" office:value="0.370505" calcext:value-type="float">
            <text:p>0.370505</text:p>
          </table:table-cell>
          <table:table-cell office:value-type="float" office:value="-0.000878" calcext:value-type="float">
            <text:p>-0.000878</text:p>
          </table:table-cell>
        </table:table-row>
        <table:table-row table:style-name="ro1">
          <table:table-cell office:value-type="float" office:value="0.384445" calcext:value-type="float">
            <text:p>0.384445</text:p>
          </table:table-cell>
          <table:table-cell office:value-type="float" office:value="-0.000225" calcext:value-type="float">
            <text:p>-0.000225</text:p>
          </table:table-cell>
        </table:table-row>
        <table:table-row table:style-name="ro1">
          <table:table-cell office:value-type="float" office:value="0.398379" calcext:value-type="float">
            <text:p>0.398379</text:p>
          </table:table-cell>
          <table:table-cell office:value-type="float" office:value="0.000411" calcext:value-type="float">
            <text:p>0.000411</text:p>
          </table:table-cell>
        </table:table-row>
        <table:table-row table:style-name="ro1">
          <table:table-cell office:value-type="float" office:value="0.412307" calcext:value-type="float">
            <text:p>0.412307</text:p>
          </table:table-cell>
          <table:table-cell office:value-type="float" office:value="0.001027" calcext:value-type="float">
            <text:p>0.001027</text:p>
          </table:table-cell>
        </table:table-row>
        <table:table-row table:style-name="ro1">
          <table:table-cell office:value-type="float" office:value="0.426235" calcext:value-type="float">
            <text:p>0.426235</text:p>
          </table:table-cell>
          <table:table-cell office:value-type="float" office:value="0.001622" calcext:value-type="float">
            <text:p>0.001622</text:p>
          </table:table-cell>
        </table:table-row>
        <table:table-row table:style-name="ro1">
          <table:table-cell office:value-type="float" office:value="0.440162" calcext:value-type="float">
            <text:p>0.440162</text:p>
          </table:table-cell>
          <table:table-cell office:value-type="float" office:value="0.002196" calcext:value-type="float">
            <text:p>0.002196</text:p>
          </table:table-cell>
        </table:table-row>
        <table:table-row table:style-name="ro1">
          <table:table-cell office:value-type="float" office:value="0.454076" calcext:value-type="float">
            <text:p>0.454076</text:p>
          </table:table-cell>
          <table:table-cell office:value-type="float" office:value="0.002747" calcext:value-type="float">
            <text:p>0.002747</text:p>
          </table:table-cell>
        </table:table-row>
        <table:table-row table:style-name="ro1">
          <table:table-cell office:value-type="float" office:value="0.467978" calcext:value-type="float">
            <text:p>0.467978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0.481879" calcext:value-type="float">
            <text:p>0.481879</text:p>
          </table:table-cell>
          <table:table-cell office:value-type="float" office:value="0.003754" calcext:value-type="float">
            <text:p>0.003754</text:p>
          </table:table-cell>
        </table:table-row>
        <table:table-row table:style-name="ro1">
          <table:table-cell office:value-type="float" office:value="0.495783" calcext:value-type="float">
            <text:p>0.495783</text:p>
          </table:table-cell>
          <table:table-cell office:value-type="float" office:value="0.004209" calcext:value-type="float">
            <text:p>0.004209</text:p>
          </table:table-cell>
        </table:table-row>
        <table:table-row table:style-name="ro1">
          <table:table-cell office:value-type="float" office:value="0.509687" calcext:value-type="float">
            <text:p>0.509687</text:p>
          </table:table-cell>
          <table:table-cell office:value-type="float" office:value="0.004633" calcext:value-type="float">
            <text:p>0.004633</text:p>
          </table:table-cell>
        </table:table-row>
        <table:table-row table:style-name="ro1">
          <table:table-cell office:value-type="float" office:value="0.52359" calcext:value-type="float">
            <text:p>0.52359</text:p>
          </table:table-cell>
          <table:table-cell office:value-type="float" office:value="0.005023" calcext:value-type="float">
            <text:p>0.005023</text:p>
          </table:table-cell>
        </table:table-row>
        <table:table-row table:style-name="ro1">
          <table:table-cell office:value-type="float" office:value="0.537494" calcext:value-type="float">
            <text:p>0.537494</text:p>
          </table:table-cell>
          <table:table-cell office:value-type="float" office:value="0.005381" calcext:value-type="float">
            <text:p>0.005381</text:p>
          </table:table-cell>
        </table:table-row>
        <table:table-row table:style-name="ro1">
          <table:table-cell office:value-type="float" office:value="0.5514" calcext:value-type="float">
            <text:p>0.5514</text:p>
          </table:table-cell>
          <table:table-cell office:value-type="float" office:value="0.005706" calcext:value-type="float">
            <text:p>0.005706</text:p>
          </table:table-cell>
        </table:table-row>
        <table:table-row table:style-name="ro1">
          <table:table-cell office:value-type="float" office:value="0.565305" calcext:value-type="float">
            <text:p>0.565305</text:p>
          </table:table-cell>
          <table:table-cell office:value-type="float" office:value="0.005999" calcext:value-type="float">
            <text:p>0.005999</text:p>
          </table:table-cell>
        </table:table-row>
        <table:table-row table:style-name="ro1">
          <table:table-cell office:value-type="float" office:value="0.57921" calcext:value-type="float">
            <text:p>0.57921</text:p>
          </table:table-cell>
          <table:table-cell office:value-type="float" office:value="0.006258" calcext:value-type="float">
            <text:p>0.006258</text:p>
          </table:table-cell>
        </table:table-row>
        <table:table-row table:style-name="ro1">
          <table:table-cell office:value-type="float" office:value="0.593117" calcext:value-type="float">
            <text:p>0.593117</text:p>
          </table:table-cell>
          <table:table-cell office:value-type="float" office:value="0.006484" calcext:value-type="float">
            <text:p>0.006484</text:p>
          </table:table-cell>
        </table:table-row>
        <table:table-row table:style-name="ro1">
          <table:table-cell office:value-type="float" office:value="0.607024" calcext:value-type="float">
            <text:p>0.607024</text:p>
          </table:table-cell>
          <table:table-cell office:value-type="float" office:value="0.006678" calcext:value-type="float">
            <text:p>0.006678</text:p>
          </table:table-cell>
        </table:table-row>
        <table:table-row table:style-name="ro1">
          <table:table-cell office:value-type="float" office:value="0.62093" calcext:value-type="float">
            <text:p>0.62093</text:p>
          </table:table-cell>
          <table:table-cell office:value-type="float" office:value="0.006839" calcext:value-type="float">
            <text:p>0.006839</text:p>
          </table:table-cell>
        </table:table-row>
        <table:table-row table:style-name="ro1">
          <table:table-cell office:value-type="float" office:value="0.634836" calcext:value-type="float">
            <text:p>0.634836</text:p>
          </table:table-cell>
          <table:table-cell office:value-type="float" office:value="0.006965" calcext:value-type="float">
            <text:p>0.006965</text:p>
          </table:table-cell>
        </table:table-row>
        <table:table-row table:style-name="ro1">
          <table:table-cell office:value-type="float" office:value="0.648742" calcext:value-type="float">
            <text:p>0.648742</text:p>
          </table:table-cell>
          <table:table-cell office:value-type="float" office:value="0.007058" calcext:value-type="float">
            <text:p>0.007058</text:p>
          </table:table-cell>
        </table:table-row>
        <table:table-row table:style-name="ro1">
          <table:table-cell office:value-type="float" office:value="0.662647" calcext:value-type="float">
            <text:p>0.662647</text:p>
          </table:table-cell>
          <table:table-cell office:value-type="float" office:value="0.007118" calcext:value-type="float">
            <text:p>0.007118</text:p>
          </table:table-cell>
        </table:table-row>
        <table:table-row table:style-name="ro1">
          <table:table-cell office:value-type="float" office:value="0.676552" calcext:value-type="float">
            <text:p>0.676552</text:p>
          </table:table-cell>
          <table:table-cell office:value-type="float" office:value="0.007143" calcext:value-type="float">
            <text:p>0.007143</text:p>
          </table:table-cell>
        </table:table-row>
        <table:table-row table:style-name="ro1">
          <table:table-cell office:value-type="float" office:value="0.690457" calcext:value-type="float">
            <text:p>0.690457</text:p>
          </table:table-cell>
          <table:table-cell office:value-type="float" office:value="0.007134" calcext:value-type="float">
            <text:p>0.007134</text:p>
          </table:table-cell>
        </table:table-row>
        <table:table-row table:style-name="ro1">
          <table:table-cell office:value-type="float" office:value="0.704362" calcext:value-type="float">
            <text:p>0.704362</text:p>
          </table:table-cell>
          <table:table-cell office:value-type="float" office:value="0.00709" calcext:value-type="float">
            <text:p>0.00709</text:p>
          </table:table-cell>
        </table:table-row>
        <table:table-row table:style-name="ro1">
          <table:table-cell office:value-type="float" office:value="0.718266" calcext:value-type="float">
            <text:p>0.718266</text:p>
          </table:table-cell>
          <table:table-cell office:value-type="float" office:value="0.007013" calcext:value-type="float">
            <text:p>0.007013</text:p>
          </table:table-cell>
        </table:table-row>
        <table:table-row table:style-name="ro1">
          <table:table-cell office:value-type="float" office:value="0.732172" calcext:value-type="float">
            <text:p>0.732172</text:p>
          </table:table-cell>
          <table:table-cell office:value-type="float" office:value="0.006901" calcext:value-type="float">
            <text:p>0.006901</text:p>
          </table:table-cell>
        </table:table-row>
        <table:table-row table:style-name="ro1">
          <table:table-cell office:value-type="float" office:value="0.74608" calcext:value-type="float">
            <text:p>0.74608</text:p>
          </table:table-cell>
          <table:table-cell office:value-type="float" office:value="0.006756" calcext:value-type="float">
            <text:p>0.006756</text:p>
          </table:table-cell>
        </table:table-row>
        <table:table-row table:style-name="ro1">
          <table:table-cell office:value-type="float" office:value="0.759988" calcext:value-type="float">
            <text:p>0.759988</text:p>
          </table:table-cell>
          <table:table-cell office:value-type="float" office:value="0.006578" calcext:value-type="float">
            <text:p>0.006578</text:p>
          </table:table-cell>
        </table:table-row>
        <table:table-row table:style-name="ro1">
          <table:table-cell office:value-type="float" office:value="0.773899" calcext:value-type="float">
            <text:p>0.773899</text:p>
          </table:table-cell>
          <table:table-cell office:value-type="float" office:value="0.006368" calcext:value-type="float">
            <text:p>0.006368</text:p>
          </table:table-cell>
        </table:table-row>
        <table:table-row table:style-name="ro1">
          <table:table-cell office:value-type="float" office:value="0.787814" calcext:value-type="float">
            <text:p>0.787814</text:p>
          </table:table-cell>
          <table:table-cell office:value-type="float" office:value="0.006127" calcext:value-type="float">
            <text:p>0.006127</text:p>
          </table:table-cell>
        </table:table-row>
        <table:table-row table:style-name="ro1">
          <table:table-cell office:value-type="float" office:value="0.801731" calcext:value-type="float">
            <text:p>0.801731</text:p>
          </table:table-cell>
          <table:table-cell office:value-type="float" office:value="0.005858" calcext:value-type="float">
            <text:p>0.005858</text:p>
          </table:table-cell>
        </table:table-row>
        <table:table-row table:style-name="ro1">
          <table:table-cell office:value-type="float" office:value="0.81565" calcext:value-type="float">
            <text:p>0.81565</text:p>
          </table:table-cell>
          <table:table-cell office:value-type="float" office:value="0.005559" calcext:value-type="float">
            <text:p>0.005559</text:p>
          </table:table-cell>
        </table:table-row>
        <table:table-row table:style-name="ro1">
          <table:table-cell office:value-type="float" office:value="0.829572" calcext:value-type="float">
            <text:p>0.829572</text:p>
          </table:table-cell>
          <table:table-cell office:value-type="float" office:value="0.005234" calcext:value-type="float">
            <text:p>0.005234</text:p>
          </table:table-cell>
        </table:table-row>
        <table:table-row table:style-name="ro1">
          <table:table-cell office:value-type="float" office:value="0.843496" calcext:value-type="float">
            <text:p>0.843496</text:p>
          </table:table-cell>
          <table:table-cell office:value-type="float" office:value="0.004883" calcext:value-type="float">
            <text:p>0.004883</text:p>
          </table:table-cell>
        </table:table-row>
        <table:table-row table:style-name="ro1">
          <table:table-cell office:value-type="float" office:value="0.857422" calcext:value-type="float">
            <text:p>0.857422</text:p>
          </table:table-cell>
          <table:table-cell office:value-type="float" office:value="0.004507" calcext:value-type="float">
            <text:p>0.004507</text:p>
          </table:table-cell>
        </table:table-row>
        <table:table-row table:style-name="ro1">
          <table:table-cell office:value-type="float" office:value="0.871349" calcext:value-type="float">
            <text:p>0.871349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0.885276" calcext:value-type="float">
            <text:p>0.885276</text:p>
          </table:table-cell>
          <table:table-cell office:value-type="float" office:value="0.003682" calcext:value-type="float">
            <text:p>0.003682</text:p>
          </table:table-cell>
        </table:table-row>
        <table:table-row table:style-name="ro1">
          <table:table-cell office:value-type="float" office:value="0.899202" calcext:value-type="float">
            <text:p>0.899202</text:p>
          </table:table-cell>
          <table:table-cell office:value-type="float" office:value="0.003235" calcext:value-type="float">
            <text:p>0.003235</text:p>
          </table:table-cell>
        </table:table-row>
        <table:table-row table:style-name="ro1">
          <table:table-cell office:value-type="float" office:value="0.913125" calcext:value-type="float">
            <text:p>0.913125</text:p>
          </table:table-cell>
          <table:table-cell office:value-type="float" office:value="0.002764" calcext:value-type="float">
            <text:p>0.002764</text:p>
          </table:table-cell>
        </table:table-row>
        <table:table-row table:style-name="ro1">
          <table:table-cell office:value-type="float" office:value="0.927043" calcext:value-type="float">
            <text:p>0.927043</text:p>
          </table:table-cell>
          <table:table-cell office:value-type="float" office:value="0.002268" calcext:value-type="float">
            <text:p>0.002268</text:p>
          </table:table-cell>
        </table:table-row>
        <table:table-row table:style-name="ro1">
          <table:table-cell office:value-type="float" office:value="0.940954" calcext:value-type="float">
            <text:p>0.940954</text:p>
          </table:table-cell>
          <table:table-cell office:value-type="float" office:value="0.001745" calcext:value-type="float">
            <text:p>0.001745</text:p>
          </table:table-cell>
        </table:table-row>
        <table:table-row table:style-name="ro1">
          <table:table-cell office:value-type="float" office:value="0.954854" calcext:value-type="float">
            <text:p>0.954854</text:p>
          </table:table-cell>
          <table:table-cell office:value-type="float" office:value="0.001194" calcext:value-type="float">
            <text:p>0.001194</text:p>
          </table:table-cell>
        </table:table-row>
        <table:table-row table:style-name="ro1">
          <table:table-cell office:value-type="float" office:value="0.968713" calcext:value-type="float">
            <text:p>0.968713</text:p>
          </table:table-cell>
          <table:table-cell office:value-type="float" office:value="0.000612" calcext:value-type="float">
            <text:p>0.000612</text:p>
          </table:table-cell>
        </table:table-row>
        <table:table-row table:style-name="ro1">
          <table:table-cell office:value-type="float" office:value="0.982285" calcext:value-type="float">
            <text:p>0.98228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0.99417" calcext:value-type="float">
            <text:p>0.99417</text:p>
          </table:table-cell>
          <table:table-cell office:value-type="float" office:value="-0.000515" calcext:value-type="float">
            <text:p>-0.000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752" calcext:value-type="float">
            <text:p>-0.000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28P0"/>
    </number:currency-style>
    <number:date-style style:name="N10121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22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3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4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5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6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7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28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29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0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1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32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3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4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35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36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37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38" number:language="en" number:country="US" loext:transliteration-spellout="superessive" number:transliteration-language="en" number:transliteration-country="US">
      <number:day-of-week number:style="long"/>
    </number:date-style>
    <number:date-style style:name="N10139" number:language="en" number:country="US" loext:transliteration-spellout="ablative" number:transliteration-language="en" number:transliteration-country="US">
      <number:day-of-week number:style="long"/>
    </number:date-style>
    <number:date-style style:name="N10140" number:language="en" number:country="US" loext:transliteration-spellout="terminative" number:transliteration-language="en" number:transliteration-country="US">
      <number:day-of-week number:style="long"/>
    </number:date-style>
    <number:date-style style:name="N10141" number:language="en" number:country="US" loext:transliteration-spellout="inessive" number:transliteration-language="en" number:transliteration-country="US">
      <number:year number:style="long"/>
    </number:date-style>
    <number:date-style style:name="N10142" number:language="en" number:country="US" loext:transliteration-spellout="ablative" number:transliteration-language="en" number:transliteration-country="US">
      <number:year number:style="long"/>
    </number:date-style>
    <number:date-style style:name="N10143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44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45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46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47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48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49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0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1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2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3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4" number:language="en" number:country="US" loext:transliteration-spellout="ordinal year" number:transliteration-language="en" number:transliteration-country="US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4:45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21T15:24:57.315000000</dc:date>
    <meta:editing-duration>PT16M56S</meta:editing-duration>
    <meta:editing-cycles>3</meta:editing-cycles>
    <meta:document-statistic meta:table-count="2" meta:cell-count="71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266cm" xlink:href=".." xlink:type="simple" chart:class="chart:scatter" chart:style-name="ch1">
        <chart:title svg:x="6.885cm" svg:y="0.221cm" chart:style-name="ch2">
          <text:p>Front view</text:p>
        </chart:title>
        <chart:legend chart:legend-position="end" svg:x="13.71cm" svg:y="1.834cm" style:legend-expansion="high" chart:style-name="ch3"/>
        <chart:plot-area chart:style-name="ch4" table:cell-range-address="Overview.F10:Overview.G16" svg:x="0.32cm" svg:y="1.085cm" svg:width="13.07cm" svg:height="3.096cm">
          <chart:coordinate-region svg:x="0.941cm" svg:y="1.284cm" svg:width="12.17cm" svg:height="2.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G10:Overview.G16" chart:class="chart:scatter">
            <chart:domain table:cell-range-address="Overview.F10:Overview.F1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F10:Overview.F16</svg:desc>
                </draw:g>
              </table:table-cell>
              <table:table-cell office:value-type="float" office:value="0">
                <text:p>0</text:p>
                <draw:g>
                  <svg:desc>Overview.G10:Overview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.7488663525924">
                <text:p>8.748866352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7.4977327051848">
                <text:p>17.497732705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6.2465990577772">
                <text:p>26.2465990577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4.9954654103696">
                <text:p>34.995465410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39.3698985866658">
                <text:p>39.3698985866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43.744331762962">
                <text:p>43.74433176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2cm" svg:height="5.044cm" xlink:href=".." xlink:type="simple" chart:class="chart:scatter" chart:style-name="ch1">
        <chart:legend chart:legend-position="end" svg:x="14.467cm" svg:y="1.974cm" style:legend-expansion="high" chart:style-name="ch2"/>
        <chart:plot-area chart:style-name="ch3" table:cell-range-address="Overview.F8:Overview.F19 Overview.I8:Overview.J19" chart:data-source-has-labels="row" svg:x="0.338cm" svg:y="0.1cm" svg:width="13.791cm" svg:height="4.844cm">
          <chart:coordinate-region svg:x="1.065cm" svg:y="0.228cm" svg:width="12.704cm" svg:height="4.4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I9:Overview.I19" chart:label-cell-address="Overview.I8:Overview.I8" chart:class="chart:scatter">
            <chart:domain table:cell-range-address="Overview.F9:Overview.F19"/>
            <chart:data-point chart:repeated="11"/>
          </chart:series>
          <chart:series chart:style-name="ch8" chart:values-cell-range-address="Overview.J9:Overview.J19" chart:label-cell-address="Overview.J8:Overview.J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 Edge</text:p>
                <draw:g>
                  <svg:desc>Overview.I8:Overview.I8</svg:desc>
                </draw:g>
              </table:table-cell>
              <table:table-cell office:value-type="string">
                <text:p>T Edge</text:p>
                <draw:g>
                  <svg:desc>Overview.J8:Overview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F9:Overview.F19</svg:desc>
                </draw:g>
              </table:table-cell>
              <table:table-cell office:value-type="float" office:value="NaN">
                <text:p>NaN</text:p>
                <draw:g>
                  <svg:desc>Overview.I9:Overview.I19</svg:desc>
                </draw:g>
              </table:table-cell>
              <table:table-cell office:value-type="float" office:value="NaN">
                <text:p>NaN</text:p>
                <draw:g>
                  <svg:desc>Overview.J9:Overview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55">
                <text:p>-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43.5">
                <text:p>-4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31.7">
                <text:p>-31.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-19.6">
                <text:p>-19.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5">
                <text:p>-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5.6">
                <text:p>5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